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4.6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93.66pt"/>
    </style:style>
    <style:style style:name="co11" style:family="table-column">
      <style:table-column-properties fo:break-before="auto" style:column-width="82.8pt"/>
    </style:style>
    <style:style style:name="co12" style:family="table-column">
      <style:table-column-properties fo:break-before="auto" style:column-width="99.81pt"/>
    </style:style>
    <style:style style:name="co13" style:family="table-column">
      <style:table-column-properties fo:break-before="auto" style:column-width="150.75pt"/>
    </style:style>
    <style:style style:name="co14" style:family="table-column">
      <style:table-column-properties fo:break-before="auto" style:column-width="143.04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9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ver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</text:p>
          </table:table-cell>
          <table:table-cell office:value-type="string" calcext:value-type="string">
            <text:p>memusage_edge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</table:table-row>
        <table:table-row table:style-name="ro1">
          <table:table-cell office:value-type="string" calcext:value-type="string">
            <text:p>Sun Apr 23 21:44:00 CEST 2017</text:p>
          </table:table-cell>
          <table:table-cell office:value-type="float" office:value="76" calcext:value-type="float">
            <text:p>76</text:p>
          </table:table-cell>
          <table:table-cell office:value-type="float" office:value="563376128" calcext:value-type="float">
            <text:p>563376128</text:p>
          </table:table-cell>
          <table:table-cell office:value-type="float" office:value="0" calcext:value-type="float">
            <text:p>0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10" calcext:value-type="float">
            <text:p>10</text:p>
          </table:table-cell>
          <table:table-cell office:value-type="float" office:value="490594304" calcext:value-type="float">
            <text:p>490594304</text:p>
          </table:table-cell>
          <table:table-cell office:value-type="string" calcext:value-type="string">
            <text:p>null</text:p>
          </table:table-cell>
          <table:table-cell office:value-type="float" office:value="0.109250001609325" calcext:value-type="float">
            <text:p>0.109250001609325</text:p>
          </table:table-cell>
          <table:table-cell office:value-type="float" office:value="0.051249999552965" calcext:value-type="float">
            <text:p>0.051249999552965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902681052684784" calcext:value-type="float">
            <text:p>0.90268105268478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5:00 CEST 2017</text:p>
          </table:table-cell>
          <table:table-cell office:value-type="float" office:value="41" calcext:value-type="float">
            <text:p>41</text:p>
          </table:table-cell>
          <table:table-cell office:value-type="float" office:value="618622976" calcext:value-type="float">
            <text:p>618622976</text:p>
          </table:table-cell>
          <table:table-cell office:value-type="float" office:value="0" calcext:value-type="float">
            <text:p>0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16" calcext:value-type="float">
            <text:p>16</text:p>
          </table:table-cell>
          <table:table-cell office:value-type="float" office:value="525291520" calcext:value-type="float">
            <text:p>525291520</text:p>
          </table:table-cell>
          <table:table-cell office:value-type="string" calcext:value-type="string">
            <text:p>null</text:p>
          </table:table-cell>
          <table:table-cell office:value-type="float" office:value="0.080750003457069" calcext:value-type="float">
            <text:p>0.080750003457069</text:p>
          </table:table-cell>
          <table:table-cell office:value-type="float" office:value="0.046750001609326" calcext:value-type="float">
            <text:p>0.046750001609326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906826674938202" calcext:value-type="float">
            <text:p>0.9068266749382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6:00 CEST 2017</text:p>
          </table:table-cell>
          <table:table-cell office:value-type="float" office:value="53" calcext:value-type="float">
            <text:p>53</text:p>
          </table:table-cell>
          <table:table-cell office:value-type="float" office:value="684826624" calcext:value-type="float">
            <text:p>684826624</text:p>
          </table:table-cell>
          <table:table-cell office:value-type="float" office:value="0" calcext:value-type="float">
            <text:p>0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18" calcext:value-type="float">
            <text:p>18</text:p>
          </table:table-cell>
          <table:table-cell office:value-type="float" office:value="526622720" calcext:value-type="float">
            <text:p>526622720</text:p>
          </table:table-cell>
          <table:table-cell office:value-type="string" calcext:value-type="string">
            <text:p>null</text:p>
          </table:table-cell>
          <table:table-cell office:value-type="float" office:value="0.069250002503395" calcext:value-type="float">
            <text:p>0.069250002503395</text:p>
          </table:table-cell>
          <table:table-cell office:value-type="float" office:value="0.052999999374151" calcext:value-type="float">
            <text:p>0.052999999374151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905845642089844" calcext:value-type="float">
            <text:p>0.905845642089844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7:00 CEST 2017</text:p>
          </table:table-cell>
          <table:table-cell office:value-type="float" office:value="56" calcext:value-type="float">
            <text:p>56</text:p>
          </table:table-cell>
          <table:table-cell office:value-type="float" office:value="694161408" calcext:value-type="float">
            <text:p>694161408</text:p>
          </table:table-cell>
          <table:table-cell office:value-type="float" office:value="1" calcext:value-type="float">
            <text:p>1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28" calcext:value-type="float">
            <text:p>28</text:p>
          </table:table-cell>
          <table:table-cell office:value-type="float" office:value="545259520" calcext:value-type="float">
            <text:p>545259520</text:p>
          </table:table-cell>
          <table:table-cell office:value-type="string" calcext:value-type="string">
            <text:p>null</text:p>
          </table:table-cell>
          <table:table-cell office:value-type="float" office:value="0.079499997198582" calcext:value-type="float">
            <text:p>0.079499997198582</text:p>
          </table:table-cell>
          <table:table-cell office:value-type="float" office:value="0.057750001549721" calcext:value-type="float">
            <text:p>0.057750001549721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0.906043350696564" calcext:value-type="float">
            <text:p>0.90604335069656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8:00 CEST 2017</text:p>
          </table:table-cell>
          <table:table-cell office:value-type="float" office:value="57" calcext:value-type="float">
            <text:p>57</text:p>
          </table:table-cell>
          <table:table-cell office:value-type="float" office:value="700399616" calcext:value-type="float">
            <text:p>700399616</text:p>
          </table:table-cell>
          <table:table-cell office:value-type="float" office:value="2" calcext:value-type="float">
            <text:p>2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27" calcext:value-type="float">
            <text:p>27</text:p>
          </table:table-cell>
          <table:table-cell office:value-type="float" office:value="557871104" calcext:value-type="float">
            <text:p>557871104</text:p>
          </table:table-cell>
          <table:table-cell office:value-type="string" calcext:value-type="string">
            <text:p>null</text:p>
          </table:table-cell>
          <table:table-cell office:value-type="float" office:value="0.082000002264977" calcext:value-type="float">
            <text:p>0.082000002264977</text:p>
          </table:table-cell>
          <table:table-cell office:value-type="float" office:value="0.054999999701977" calcext:value-type="float">
            <text:p>0.054999999701977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908824324607849" calcext:value-type="float">
            <text:p>0.908824324607849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9:00 CEST 2017</text:p>
          </table:table-cell>
          <table:table-cell office:value-type="float" office:value="68" calcext:value-type="float">
            <text:p>68</text:p>
          </table:table-cell>
          <table:table-cell office:value-type="float" office:value="702754816" calcext:value-type="float">
            <text:p>702754816</text:p>
          </table:table-cell>
          <table:table-cell office:value-type="float" office:value="2" calcext:value-type="float">
            <text:p>2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22" calcext:value-type="float">
            <text:p>22</text:p>
          </table:table-cell>
          <table:table-cell office:value-type="float" office:value="559828992" calcext:value-type="float">
            <text:p>559828992</text:p>
          </table:table-cell>
          <table:table-cell office:value-type="string" calcext:value-type="string">
            <text:p>null</text:p>
          </table:table-cell>
          <table:table-cell office:value-type="float" office:value="0.084499999880791" calcext:value-type="float">
            <text:p>0.084499999880791</text:p>
          </table:table-cell>
          <table:table-cell office:value-type="float" office:value="0.056499999016523" calcext:value-type="float">
            <text:p>0.056499999016523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908942759037018" calcext:value-type="float">
            <text:p>0.908942759037018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0:00 CEST 2017</text:p>
          </table:table-cell>
          <table:table-cell office:value-type="float" office:value="84" calcext:value-type="float">
            <text:p>84</text:p>
          </table:table-cell>
          <table:table-cell office:value-type="float" office:value="741179392" calcext:value-type="float">
            <text:p>741179392</text:p>
          </table:table-cell>
          <table:table-cell office:value-type="float" office:value="2" calcext:value-type="float">
            <text:p>2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35" calcext:value-type="float">
            <text:p>35</text:p>
          </table:table-cell>
          <table:table-cell office:value-type="float" office:value="571273216" calcext:value-type="float">
            <text:p>571273216</text:p>
          </table:table-cell>
          <table:table-cell office:value-type="string" calcext:value-type="string">
            <text:p>null</text:p>
          </table:table-cell>
          <table:table-cell office:value-type="float" office:value="0.082000002264977" calcext:value-type="float">
            <text:p>0.082000002264977</text:p>
          </table:table-cell>
          <table:table-cell office:value-type="float" office:value="0.059000000357628" calcext:value-type="float">
            <text:p>0.059000000357628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910331308841705" calcext:value-type="float">
            <text:p>0.910331308841705</text:p>
          </table:table-cell>
          <table:table-cell office:value-type="float" office:value="20" calcext:value-type="float">
            <text:p>20</text:p>
          </table:table-cell>
          <table:table-cell office:value-type="float" office:value="304" calcext:value-type="float">
            <text:p>30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1:00 CEST 2017</text:p>
          </table:table-cell>
          <table:table-cell office:value-type="float" office:value="78" calcext:value-type="float">
            <text:p>78</text:p>
          </table:table-cell>
          <table:table-cell office:value-type="float" office:value="741535744" calcext:value-type="float">
            <text:p>741535744</text:p>
          </table:table-cell>
          <table:table-cell office:value-type="float" office:value="3" calcext:value-type="float">
            <text:p>3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42" calcext:value-type="float">
            <text:p>42</text:p>
          </table:table-cell>
          <table:table-cell office:value-type="float" office:value="578285568" calcext:value-type="float">
            <text:p>578285568</text:p>
          </table:table-cell>
          <table:table-cell office:value-type="string" calcext:value-type="string">
            <text:p>null</text:p>
          </table:table-cell>
          <table:table-cell office:value-type="float" office:value="0.095499999821186" calcext:value-type="float">
            <text:p>0.095499999821186</text:p>
          </table:table-cell>
          <table:table-cell office:value-type="float" office:value="0.052749998867512" calcext:value-type="float">
            <text:p>0.052749998867512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911921918392181" calcext:value-type="float">
            <text:p>0.911921918392181</text:p>
          </table:table-cell>
          <table:table-cell office:value-type="float" office:value="20" calcext:value-type="float">
            <text:p>20</text:p>
          </table:table-cell>
          <table:table-cell office:value-type="float" office:value="384" calcext:value-type="float">
            <text:p>38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2:00 CEST 2017</text:p>
          </table:table-cell>
          <table:table-cell office:value-type="float" office:value="123" calcext:value-type="float">
            <text:p>123</text:p>
          </table:table-cell>
          <table:table-cell office:value-type="float" office:value="738844672" calcext:value-type="float">
            <text:p>738844672</text:p>
          </table:table-cell>
          <table:table-cell office:value-type="float" office:value="4" calcext:value-type="float">
            <text:p>4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39" calcext:value-type="float">
            <text:p>39</text:p>
          </table:table-cell>
          <table:table-cell office:value-type="float" office:value="584302592" calcext:value-type="float">
            <text:p>584302592</text:p>
          </table:table-cell>
          <table:table-cell office:value-type="string" calcext:value-type="string">
            <text:p>null</text:p>
          </table:table-cell>
          <table:table-cell office:value-type="float" office:value="0.091250002384186" calcext:value-type="float">
            <text:p>0.091250002384186</text:p>
          </table:table-cell>
          <table:table-cell office:value-type="float" office:value="0.060499999672175" calcext:value-type="float">
            <text:p>0.060499999672175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912549674510956" calcext:value-type="float">
            <text:p>0.912549674510956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3:00 CEST 2017</text:p>
          </table:table-cell>
          <table:table-cell office:value-type="float" office:value="172" calcext:value-type="float">
            <text:p>172</text:p>
          </table:table-cell>
          <table:table-cell office:value-type="float" office:value="709095424" calcext:value-type="float">
            <text:p>709095424</text:p>
          </table:table-cell>
          <table:table-cell office:value-type="float" office:value="6" calcext:value-type="float">
            <text:p>6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78" calcext:value-type="float">
            <text:p>78</text:p>
          </table:table-cell>
          <table:table-cell office:value-type="float" office:value="594264064" calcext:value-type="float">
            <text:p>594264064</text:p>
          </table:table-cell>
          <table:table-cell office:value-type="string" calcext:value-type="string">
            <text:p>null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067249998450279" calcext:value-type="float">
            <text:p>0.067249998450279</text:p>
          </table:table-cell>
          <table:table-cell office:value-type="float" office:value="0.984749972820282" calcext:value-type="float">
            <text:p>0.984749972820282</text:p>
          </table:table-cell>
          <table:table-cell office:value-type="float" office:value="0.913480758666992" calcext:value-type="float">
            <text:p>0.913480758666992</text:p>
          </table:table-cell>
          <table:table-cell office:value-type="float" office:value="50" calcext:value-type="float">
            <text:p>50</text:p>
          </table:table-cell>
          <table:table-cell office:value-type="float" office:value="748" calcext:value-type="float">
            <text:p>7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4:00 CEST 2017</text:p>
          </table:table-cell>
          <table:table-cell office:value-type="float" office:value="158" calcext:value-type="float">
            <text:p>158</text:p>
          </table:table-cell>
          <table:table-cell office:value-type="float" office:value="686485504" calcext:value-type="float">
            <text:p>686485504</text:p>
          </table:table-cell>
          <table:table-cell office:value-type="float" office:value="9" calcext:value-type="float">
            <text:p>9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83" calcext:value-type="float">
            <text:p>83</text:p>
          </table:table-cell>
          <table:table-cell office:value-type="float" office:value="596451328" calcext:value-type="float">
            <text:p>596451328</text:p>
          </table:table-cell>
          <table:table-cell office:value-type="string" calcext:value-type="string">
            <text:p>null</text:p>
          </table:table-cell>
          <table:table-cell office:value-type="float" office:value="0.125249996781349" calcext:value-type="float">
            <text:p>0.125249996781349</text:p>
          </table:table-cell>
          <table:table-cell office:value-type="float" office:value="0.077749997377396" calcext:value-type="float">
            <text:p>0.077749997377396</text:p>
          </table:table-cell>
          <table:table-cell office:value-type="float" office:value="0.983250021934509" calcext:value-type="float">
            <text:p>0.983250021934509</text:p>
          </table:table-cell>
          <table:table-cell office:value-type="float" office:value="0.9140864610672" calcext:value-type="float">
            <text:p>0.9140864610672</text:p>
          </table:table-cell>
          <table:table-cell office:value-type="float" office:value="50" calcext:value-type="float">
            <text:p>50</text:p>
          </table:table-cell>
          <table:table-cell office:value-type="float" office:value="942" calcext:value-type="float">
            <text:p>9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5:00 CEST 2017</text:p>
          </table:table-cell>
          <table:table-cell office:value-type="float" office:value="204" calcext:value-type="float">
            <text:p>204</text:p>
          </table:table-cell>
          <table:table-cell office:value-type="float" office:value="678531072" calcext:value-type="float">
            <text:p>678531072</text:p>
          </table:table-cell>
          <table:table-cell office:value-type="float" office:value="9" calcext:value-type="float">
            <text:p>9</text:p>
          </table:table-cell>
          <table:table-cell office:value-type="float" office:value="26185728" calcext:value-type="float">
            <text:p>26185728</text:p>
          </table:table-cell>
          <table:table-cell office:value-type="float" office:value="91" calcext:value-type="float">
            <text:p>91</text:p>
          </table:table-cell>
          <table:table-cell office:value-type="float" office:value="598233088" calcext:value-type="float">
            <text:p>598233088</text:p>
          </table:table-cell>
          <table:table-cell office:value-type="string" calcext:value-type="string">
            <text:p>null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914158403873444" calcext:value-type="float">
            <text:p>0.914158403873444</text:p>
          </table:table-cell>
          <table:table-cell office:value-type="float" office:value="100" calcext:value-type="float">
            <text:p>100</text:p>
          </table:table-cell>
          <table:table-cell office:value-type="float" office:value="1273" calcext:value-type="float">
            <text:p>127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6:00 CEST 2017</text:p>
          </table:table-cell>
          <table:table-cell office:value-type="float" office:value="300" calcext:value-type="float">
            <text:p>300</text:p>
          </table:table-cell>
          <table:table-cell office:value-type="float" office:value="680333312" calcext:value-type="float">
            <text:p>680333312</text:p>
          </table:table-cell>
          <table:table-cell office:value-type="float" office:value="13" calcext:value-type="float">
            <text:p>13</text:p>
          </table:table-cell>
          <table:table-cell office:value-type="float" office:value="27262976" calcext:value-type="float">
            <text:p>27262976</text:p>
          </table:table-cell>
          <table:table-cell office:value-type="float" office:value="121" calcext:value-type="float">
            <text:p>121</text:p>
          </table:table-cell>
          <table:table-cell office:value-type="float" office:value="605945856" calcext:value-type="float">
            <text:p>605945856</text:p>
          </table:table-cell>
          <table:table-cell office:value-type="string" calcext:value-type="string">
            <text:p>null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095749996602535" calcext:value-type="float">
            <text:p>0.095749996602535</text:p>
          </table:table-cell>
          <table:table-cell office:value-type="float" office:value="0.980250000953674" calcext:value-type="float">
            <text:p>0.980250000953674</text:p>
          </table:table-cell>
          <table:table-cell office:value-type="float" office:value="0.915283679962158" calcext:value-type="float">
            <text:p>0.915283679962158</text:p>
          </table:table-cell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7:00 CEST 2017</text:p>
          </table:table-cell>
          <table:table-cell office:value-type="float" office:value="292" calcext:value-type="float">
            <text:p>292</text:p>
          </table:table-cell>
          <table:table-cell office:value-type="float" office:value="694300672" calcext:value-type="float">
            <text:p>694300672</text:p>
          </table:table-cell>
          <table:table-cell office:value-type="float" office:value="18" calcext:value-type="float">
            <text:p>18</text:p>
          </table:table-cell>
          <table:table-cell office:value-type="float" office:value="26873856" calcext:value-type="float">
            <text:p>26873856</text:p>
          </table:table-cell>
          <table:table-cell office:value-type="float" office:value="134" calcext:value-type="float">
            <text:p>134</text:p>
          </table:table-cell>
          <table:table-cell office:value-type="float" office:value="602976256" calcext:value-type="float">
            <text:p>602976256</text:p>
          </table:table-cell>
          <table:table-cell office:value-type="string" calcext:value-type="string">
            <text:p>null</text:p>
          </table:table-cell>
          <table:table-cell office:value-type="float" office:value="0.179250001907349" calcext:value-type="float">
            <text:p>0.179250001907349</text:p>
          </table:table-cell>
          <table:table-cell office:value-type="float" office:value="0.092749997973442" calcext:value-type="float">
            <text:p>0.092749997973442</text:p>
          </table:table-cell>
          <table:table-cell office:value-type="float" office:value="0.978250026702881" calcext:value-type="float">
            <text:p>0.978250026702881</text:p>
          </table:table-cell>
          <table:table-cell office:value-type="float" office:value="0.916497111320496" calcext:value-type="float">
            <text:p>0.916497111320496</text:p>
          </table:table-cell>
          <table:table-cell office:value-type="float" office:value="100" calcext:value-type="float">
            <text:p>100</text:p>
          </table:table-cell>
          <table:table-cell office:value-type="float" office:value="2069" calcext:value-type="float">
            <text:p>206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8:00 CEST 2017</text:p>
          </table:table-cell>
          <table:table-cell office:value-type="float" office:value="320" calcext:value-type="float">
            <text:p>320</text:p>
          </table:table-cell>
          <table:table-cell office:value-type="float" office:value="710696960" calcext:value-type="float">
            <text:p>710696960</text:p>
          </table:table-cell>
          <table:table-cell office:value-type="float" office:value="18" calcext:value-type="float">
            <text:p>18</text:p>
          </table:table-cell>
          <table:table-cell office:value-type="float" office:value="26882048" calcext:value-type="float">
            <text:p>26882048</text:p>
          </table:table-cell>
          <table:table-cell office:value-type="float" office:value="146" calcext:value-type="float">
            <text:p>146</text:p>
          </table:table-cell>
          <table:table-cell office:value-type="float" office:value="603045888" calcext:value-type="float">
            <text:p>603045888</text:p>
          </table:table-cell>
          <table:table-cell office:value-type="string" calcext:value-type="string">
            <text:p>null</text:p>
          </table:table-cell>
          <table:table-cell office:value-type="float" office:value="0.172499999403954" calcext:value-type="float">
            <text:p>0.172499999403954</text:p>
          </table:table-cell>
          <table:table-cell office:value-type="float" office:value="0.090499997138977" calcext:value-type="float">
            <text:p>0.090499997138977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0.91494607925415" calcext:value-type="float">
            <text:p>0.91494607925415</text:p>
          </table:table-cell>
          <table:table-cell office:value-type="float" office:value="150" calcext:value-type="float">
            <text:p>150</text:p>
          </table:table-cell>
          <table:table-cell office:value-type="float" office:value="2603" calcext:value-type="float">
            <text:p>260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8" calcext:value-type="float">
            <text:p>260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9:00 CEST 2017</text:p>
          </table:table-cell>
          <table:table-cell office:value-type="float" office:value="373" calcext:value-type="float">
            <text:p>373</text:p>
          </table:table-cell>
          <table:table-cell office:value-type="float" office:value="735240192" calcext:value-type="float">
            <text:p>735240192</text:p>
          </table:table-cell>
          <table:table-cell office:value-type="float" office:value="21" calcext:value-type="float">
            <text:p>21</text:p>
          </table:table-cell>
          <table:table-cell office:value-type="float" office:value="27717632" calcext:value-type="float">
            <text:p>27717632</text:p>
          </table:table-cell>
          <table:table-cell office:value-type="float" office:value="165" calcext:value-type="float">
            <text:p>165</text:p>
          </table:table-cell>
          <table:table-cell office:value-type="float" office:value="617189376" calcext:value-type="float">
            <text:p>617189376</text:p>
          </table:table-cell>
          <table:table-cell office:value-type="float" office:value="0" calcext:value-type="float">
            <text:p>0</text:p>
          </table:table-cell>
          <table:table-cell office:value-type="float" office:value="0.185000002384186" calcext:value-type="float">
            <text:p>0.185000002384186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974749982357025" calcext:value-type="float">
            <text:p>0.974749982357025</text:p>
          </table:table-cell>
          <table:table-cell office:value-type="float" office:value="0.916553378105164" calcext:value-type="float">
            <text:p>0.916553378105164</text:p>
          </table:table-cell>
          <table:table-cell office:value-type="float" office:value="150" calcext:value-type="float">
            <text:p>150</text:p>
          </table:table-cell>
          <table:table-cell office:value-type="float" office:value="3205" calcext:value-type="float">
            <text:p>320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6" calcext:value-type="float">
            <text:p>320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0:00 CEST 2017</text:p>
          </table:table-cell>
          <table:table-cell office:value-type="float" office:value="362" calcext:value-type="float">
            <text:p>362</text:p>
          </table:table-cell>
          <table:table-cell office:value-type="float" office:value="754634752" calcext:value-type="float">
            <text:p>754634752</text:p>
          </table:table-cell>
          <table:table-cell office:value-type="float" office:value="27" calcext:value-type="float">
            <text:p>27</text:p>
          </table:table-cell>
          <table:table-cell office:value-type="float" office:value="27967488" calcext:value-type="float">
            <text:p>27967488</text:p>
          </table:table-cell>
          <table:table-cell office:value-type="float" office:value="158" calcext:value-type="float">
            <text:p>158</text:p>
          </table:table-cell>
          <table:table-cell office:value-type="float" office:value="620744704" calcext:value-type="float">
            <text:p>620744704</text:p>
          </table:table-cell>
          <table:table-cell office:value-type="float" office:value="0" calcext:value-type="float">
            <text:p>0</text:p>
          </table:table-cell>
          <table:table-cell office:value-type="float" office:value="0.214750006794929" calcext:value-type="float">
            <text:p>0.214750006794929</text:p>
          </table:table-cell>
          <table:table-cell office:value-type="float" office:value="0.117250002920628" calcext:value-type="float">
            <text:p>0.117250002920628</text:p>
          </table:table-cell>
          <table:table-cell office:value-type="float" office:value="0.972500026226044" calcext:value-type="float">
            <text:p>0.972500026226044</text:p>
          </table:table-cell>
          <table:table-cell office:value-type="float" office:value="0.917035758495331" calcext:value-type="float">
            <text:p>0.917035758495331</text:p>
          </table:table-cell>
          <table:table-cell office:value-type="float" office:value="150" calcext:value-type="float">
            <text:p>150</text:p>
          </table:table-cell>
          <table:table-cell office:value-type="float" office:value="3796" calcext:value-type="float">
            <text:p>379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1:00 CEST 2017</text:p>
          </table:table-cell>
          <table:table-cell office:value-type="float" office:value="421" calcext:value-type="float">
            <text:p>421</text:p>
          </table:table-cell>
          <table:table-cell office:value-type="float" office:value="776617984" calcext:value-type="float">
            <text:p>776617984</text:p>
          </table:table-cell>
          <table:table-cell office:value-type="float" office:value="27" calcext:value-type="float">
            <text:p>27</text:p>
          </table:table-cell>
          <table:table-cell office:value-type="float" office:value="26865664" calcext:value-type="float">
            <text:p>26865664</text:p>
          </table:table-cell>
          <table:table-cell office:value-type="float" office:value="158" calcext:value-type="float">
            <text:p>158</text:p>
          </table:table-cell>
          <table:table-cell office:value-type="float" office:value="629624832" calcext:value-type="float">
            <text:p>629624832</text:p>
          </table:table-cell>
          <table:table-cell office:value-type="float" office:value="0" calcext:value-type="float">
            <text:p>0</text:p>
          </table:table-cell>
          <table:table-cell office:value-type="float" office:value="0.212249994277954" calcext:value-type="float">
            <text:p>0.212249994277954</text:p>
          </table:table-cell>
          <table:table-cell office:value-type="float" office:value="0.113750003278255" calcext:value-type="float">
            <text:p>0.113750003278255</text:p>
          </table:table-cell>
          <table:table-cell office:value-type="float" office:value="0.972500026226044" calcext:value-type="float">
            <text:p>0.972500026226044</text:p>
          </table:table-cell>
          <table:table-cell office:value-type="float" office:value="0.917987406253815" calcext:value-type="float">
            <text:p>0.917987406253815</text:p>
          </table:table-cell>
          <table:table-cell office:value-type="float" office:value="200" calcext:value-type="float">
            <text:p>200</text:p>
          </table:table-cell>
          <table:table-cell office:value-type="float" office:value="4528" calcext:value-type="float">
            <text:p>45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4" calcext:value-type="float">
            <text:p>455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2:00 CEST 2017</text:p>
          </table:table-cell>
          <table:table-cell office:value-type="float" office:value="471" calcext:value-type="float">
            <text:p>471</text:p>
          </table:table-cell>
          <table:table-cell office:value-type="float" office:value="802185216" calcext:value-type="float">
            <text:p>802185216</text:p>
          </table:table-cell>
          <table:table-cell office:value-type="float" office:value="30" calcext:value-type="float">
            <text:p>30</text:p>
          </table:table-cell>
          <table:table-cell office:value-type="float" office:value="26877952" calcext:value-type="float">
            <text:p>26877952</text:p>
          </table:table-cell>
          <table:table-cell office:value-type="float" office:value="183" calcext:value-type="float">
            <text:p>183</text:p>
          </table:table-cell>
          <table:table-cell office:value-type="float" office:value="648720384" calcext:value-type="float">
            <text:p>648720384</text:p>
          </table:table-cell>
          <table:table-cell office:value-type="float" office:value="0" calcext:value-type="float">
            <text:p>0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968999981880188" calcext:value-type="float">
            <text:p>0.968999981880188</text:p>
          </table:table-cell>
          <table:table-cell office:value-type="float" office:value="0.922635495662689" calcext:value-type="float">
            <text:p>0.922635495662689</text:p>
          </table:table-cell>
          <table:table-cell office:value-type="float" office:value="200" calcext:value-type="float">
            <text:p>200</text:p>
          </table:table-cell>
          <table:table-cell office:value-type="float" office:value="5321" calcext:value-type="float">
            <text:p>532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9" calcext:value-type="float">
            <text:p>534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3:00 CEST 2017</text:p>
          </table:table-cell>
          <table:table-cell office:value-type="float" office:value="503" calcext:value-type="float">
            <text:p>503</text:p>
          </table:table-cell>
          <table:table-cell office:value-type="float" office:value="833609728" calcext:value-type="float">
            <text:p>833609728</text:p>
          </table:table-cell>
          <table:table-cell office:value-type="float" office:value="35" calcext:value-type="float">
            <text:p>35</text:p>
          </table:table-cell>
          <table:table-cell office:value-type="float" office:value="28635136" calcext:value-type="float">
            <text:p>28635136</text:p>
          </table:table-cell>
          <table:table-cell office:value-type="float" office:value="184" calcext:value-type="float">
            <text:p>184</text:p>
          </table:table-cell>
          <table:table-cell office:value-type="float" office:value="670318592" calcext:value-type="float">
            <text:p>670318592</text:p>
          </table:table-cell>
          <table:table-cell office:value-type="float" office:value="0" calcext:value-type="float">
            <text:p>0</text:p>
          </table:table-cell>
          <table:table-cell office:value-type="float" office:value="0.244749993085861" calcext:value-type="float">
            <text:p>0.244749993085861</text:p>
          </table:table-cell>
          <table:table-cell office:value-type="float" office:value="0.133499994874001" calcext:value-type="float">
            <text:p>0.133499994874001</text:p>
          </table:table-cell>
          <table:table-cell office:value-type="float" office:value="0.966000020503998" calcext:value-type="float">
            <text:p>0.966000020503998</text:p>
          </table:table-cell>
          <table:table-cell office:value-type="float" office:value="0.922895312309265" calcext:value-type="float">
            <text:p>0.922895312309265</text:p>
          </table:table-cell>
          <table:table-cell office:value-type="float" office:value="200" calcext:value-type="float">
            <text:p>200</text:p>
          </table:table-cell>
          <table:table-cell office:value-type="float" office:value="6110" calcext:value-type="float">
            <text:p>611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4" calcext:value-type="float">
            <text:p>61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4:00 CEST 2017</text:p>
          </table:table-cell>
          <table:table-cell office:value-type="float" office:value="526" calcext:value-type="float">
            <text:p>526</text:p>
          </table:table-cell>
          <table:table-cell office:value-type="float" office:value="869797888" calcext:value-type="float">
            <text:p>869797888</text:p>
          </table:table-cell>
          <table:table-cell office:value-type="float" office:value="39" calcext:value-type="float">
            <text:p>39</text:p>
          </table:table-cell>
          <table:table-cell office:value-type="float" office:value="28803072" calcext:value-type="float">
            <text:p>28803072</text:p>
          </table:table-cell>
          <table:table-cell office:value-type="float" office:value="189" calcext:value-type="float">
            <text:p>189</text:p>
          </table:table-cell>
          <table:table-cell office:value-type="float" office:value="684924928" calcext:value-type="float">
            <text:p>684924928</text:p>
          </table:table-cell>
          <table:table-cell office:value-type="float" office:value="0" calcext:value-type="float">
            <text:p>0</text:p>
          </table:table-cell>
          <table:table-cell office:value-type="float" office:value="0.261500000953674" calcext:value-type="float">
            <text:p>0.261500000953674</text:p>
          </table:table-cell>
          <table:table-cell office:value-type="float" office:value="0.135749995708466" calcext:value-type="float">
            <text:p>0.135749995708466</text:p>
          </table:table-cell>
          <table:table-cell office:value-type="float" office:value="0.965250015258789" calcext:value-type="float">
            <text:p>0.965250015258789</text:p>
          </table:table-cell>
          <table:table-cell office:value-type="float" office:value="0.925985515117645" calcext:value-type="float">
            <text:p>0.925985515117645</text:p>
          </table:table-cell>
          <table:table-cell office:value-type="float" office:value="250" calcext:value-type="float">
            <text:p>250</text:p>
          </table:table-cell>
          <table:table-cell office:value-type="float" office:value="7038" calcext:value-type="float">
            <text:p>703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0" calcext:value-type="float">
            <text:p>708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5:00 CEST 2017</text:p>
          </table:table-cell>
          <table:table-cell office:value-type="float" office:value="609" calcext:value-type="float">
            <text:p>609</text:p>
          </table:table-cell>
          <table:table-cell office:value-type="float" office:value="865206272" calcext:value-type="float">
            <text:p>865206272</text:p>
          </table:table-cell>
          <table:table-cell office:value-type="float" office:value="40" calcext:value-type="float">
            <text:p>40</text:p>
          </table:table-cell>
          <table:table-cell office:value-type="float" office:value="28807168" calcext:value-type="float">
            <text:p>28807168</text:p>
          </table:table-cell>
          <table:table-cell office:value-type="float" office:value="205" calcext:value-type="float">
            <text:p>205</text:p>
          </table:table-cell>
          <table:table-cell office:value-type="float" office:value="718561280" calcext:value-type="float">
            <text:p>718561280</text:p>
          </table:table-cell>
          <table:table-cell office:value-type="float" office:value="0" calcext:value-type="float">
            <text:p>0</text:p>
          </table:table-cell>
          <table:table-cell office:value-type="float" office:value="0.279749989509583" calcext:value-type="float">
            <text:p>0.279749989509583</text:p>
          </table:table-cell>
          <table:table-cell office:value-type="float" office:value="0.142250001430512" calcext:value-type="float">
            <text:p>0.142250001430512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0.928655982017517" calcext:value-type="float">
            <text:p>0.928655982017517</text:p>
          </table:table-cell>
          <table:table-cell office:value-type="float" office:value="250" calcext:value-type="float">
            <text:p>250</text:p>
          </table:table-cell>
          <table:table-cell office:value-type="float" office:value="8019" calcext:value-type="float">
            <text:p>801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8" calcext:value-type="float">
            <text:p>807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6:00 CEST 2017</text:p>
          </table:table-cell>
          <table:table-cell office:value-type="float" office:value="613" calcext:value-type="float">
            <text:p>613</text:p>
          </table:table-cell>
          <table:table-cell office:value-type="float" office:value="878018560" calcext:value-type="float">
            <text:p>878018560</text:p>
          </table:table-cell>
          <table:table-cell office:value-type="float" office:value="46" calcext:value-type="float">
            <text:p>46</text:p>
          </table:table-cell>
          <table:table-cell office:value-type="float" office:value="27738112" calcext:value-type="float">
            <text:p>27738112</text:p>
          </table:table-cell>
          <table:table-cell office:value-type="float" office:value="225" calcext:value-type="float">
            <text:p>225</text:p>
          </table:table-cell>
          <table:table-cell office:value-type="float" office:value="748531712" calcext:value-type="float">
            <text:p>748531712</text:p>
          </table:table-cell>
          <table:table-cell office:value-type="float" office:value="0" calcext:value-type="float">
            <text:p>0</text:p>
          </table:table-cell>
          <table:table-cell office:value-type="float" office:value="0.295249998569488" calcext:value-type="float">
            <text:p>0.295249998569488</text:p>
          </table:table-cell>
          <table:table-cell office:value-type="float" office:value="0.160500004887581" calcext:value-type="float">
            <text:p>0.160500004887581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32354390621185" calcext:value-type="float">
            <text:p>0.932354390621185</text:p>
          </table:table-cell>
          <table:table-cell office:value-type="float" office:value="250" calcext:value-type="float">
            <text:p>250</text:p>
          </table:table-cell>
          <table:table-cell office:value-type="float" office:value="9020" calcext:value-type="float">
            <text:p>902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5" calcext:value-type="float">
            <text:p>906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7:00 CEST 2017</text:p>
          </table:table-cell>
          <table:table-cell office:value-type="float" office:value="624" calcext:value-type="float">
            <text:p>624</text:p>
          </table:table-cell>
          <table:table-cell office:value-type="float" office:value="866791424" calcext:value-type="float">
            <text:p>866791424</text:p>
          </table:table-cell>
          <table:table-cell office:value-type="float" office:value="48" calcext:value-type="float">
            <text:p>48</text:p>
          </table:table-cell>
          <table:table-cell office:value-type="float" office:value="27734016" calcext:value-type="float">
            <text:p>27734016</text:p>
          </table:table-cell>
          <table:table-cell office:value-type="float" office:value="228" calcext:value-type="float">
            <text:p>228</text:p>
          </table:table-cell>
          <table:table-cell office:value-type="float" office:value="765779968" calcext:value-type="float">
            <text:p>765779968</text:p>
          </table:table-cell>
          <table:table-cell office:value-type="float" office:value="0" calcext:value-type="float">
            <text:p>0</text:p>
          </table:table-cell>
          <table:table-cell office:value-type="float" office:value="0.302249997854233" calcext:value-type="float">
            <text:p>0.302249997854233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934444069862366" calcext:value-type="float">
            <text:p>0.934444069862366</text:p>
          </table:table-cell>
          <table:table-cell office:value-type="float" office:value="300" calcext:value-type="float">
            <text:p>300</text:p>
          </table:table-cell>
          <table:table-cell office:value-type="float" office:value="10013" calcext:value-type="float">
            <text:p>1001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8" calcext:value-type="float">
            <text:p>1005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8:00 CEST 2017</text:p>
          </table:table-cell>
          <table:table-cell office:value-type="float" office:value="634" calcext:value-type="float">
            <text:p>634</text:p>
          </table:table-cell>
          <table:table-cell office:value-type="float" office:value="823316480" calcext:value-type="float">
            <text:p>823316480</text:p>
          </table:table-cell>
          <table:table-cell office:value-type="float" office:value="48" calcext:value-type="float">
            <text:p>48</text:p>
          </table:table-cell>
          <table:table-cell office:value-type="float" office:value="26869760" calcext:value-type="float">
            <text:p>26869760</text:p>
          </table:table-cell>
          <table:table-cell office:value-type="float" office:value="232" calcext:value-type="float">
            <text:p>232</text:p>
          </table:table-cell>
          <table:table-cell office:value-type="float" office:value="800587776" calcext:value-type="float">
            <text:p>800587776</text:p>
          </table:table-cell>
          <table:table-cell office:value-type="float" office:value="0" calcext:value-type="float">
            <text:p>0</text:p>
          </table:table-cell>
          <table:table-cell office:value-type="float" office:value="0.30799999833107" calcext:value-type="float">
            <text:p>0.30799999833107</text:p>
          </table:table-cell>
          <table:table-cell office:value-type="float" office:value="0.15174999833107" calcext:value-type="float">
            <text:p>0.15174999833107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943192720413208" calcext:value-type="float">
            <text:p>0.943192720413208</text:p>
          </table:table-cell>
          <table:table-cell office:value-type="float" office:value="300" calcext:value-type="float">
            <text:p>300</text:p>
          </table:table-cell>
          <table:table-cell office:value-type="float" office:value="11024" calcext:value-type="float">
            <text:p>1102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3" calcext:value-type="float">
            <text:p>1106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9:00 CEST 2017</text:p>
          </table:table-cell>
          <table:table-cell office:value-type="float" office:value="619" calcext:value-type="float">
            <text:p>619</text:p>
          </table:table-cell>
          <table:table-cell office:value-type="float" office:value="778162176" calcext:value-type="float">
            <text:p>778162176</text:p>
          </table:table-cell>
          <table:table-cell office:value-type="float" office:value="49" calcext:value-type="float">
            <text:p>49</text:p>
          </table:table-cell>
          <table:table-cell office:value-type="float" office:value="28663808" calcext:value-type="float">
            <text:p>28663808</text:p>
          </table:table-cell>
          <table:table-cell office:value-type="float" office:value="229" calcext:value-type="float">
            <text:p>229</text:p>
          </table:table-cell>
          <table:table-cell office:value-type="float" office:value="824233984" calcext:value-type="float">
            <text:p>824233984</text:p>
          </table:table-cell>
          <table:table-cell office:value-type="float" office:value="0" calcext:value-type="float">
            <text:p>0</text:p>
          </table:table-cell>
          <table:table-cell office:value-type="float" office:value="0.30774998664856" calcext:value-type="float">
            <text:p>0.30774998664856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44765686988831" calcext:value-type="float">
            <text:p>0.944765686988831</text:p>
          </table:table-cell>
          <table:table-cell office:value-type="float" office:value="300" calcext:value-type="float">
            <text:p>300</text:p>
          </table:table-cell>
          <table:table-cell office:value-type="float" office:value="12035" calcext:value-type="float">
            <text:p>1203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46" calcext:value-type="float">
            <text:p>1204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0:00 CEST 2017</text:p>
          </table:table-cell>
          <table:table-cell office:value-type="float" office:value="617" calcext:value-type="float">
            <text:p>617</text:p>
          </table:table-cell>
          <table:table-cell office:value-type="float" office:value="771309568" calcext:value-type="float">
            <text:p>771309568</text:p>
          </table:table-cell>
          <table:table-cell office:value-type="float" office:value="48" calcext:value-type="float">
            <text:p>48</text:p>
          </table:table-cell>
          <table:table-cell office:value-type="float" office:value="28352512" calcext:value-type="float">
            <text:p>28352512</text:p>
          </table:table-cell>
          <table:table-cell office:value-type="float" office:value="221" calcext:value-type="float">
            <text:p>221</text:p>
          </table:table-cell>
          <table:table-cell office:value-type="float" office:value="862973952" calcext:value-type="float">
            <text:p>862973952</text:p>
          </table:table-cell>
          <table:table-cell office:value-type="float" office:value="0" calcext:value-type="float">
            <text:p>0</text:p>
          </table:table-cell>
          <table:table-cell office:value-type="float" office:value="0.305500000715256" calcext:value-type="float">
            <text:p>0.305500000715256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43418264389038" calcext:value-type="float">
            <text:p>0.943418264389038</text:p>
          </table:table-cell>
          <table:table-cell office:value-type="float" office:value="350" calcext:value-type="float">
            <text:p>350</text:p>
          </table:table-cell>
          <table:table-cell office:value-type="float" office:value="13035" calcext:value-type="float">
            <text:p>1303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32" calcext:value-type="float">
            <text:p>1303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1:00 CEST 2017</text:p>
          </table:table-cell>
          <table:table-cell office:value-type="float" office:value="644" calcext:value-type="float">
            <text:p>644</text:p>
          </table:table-cell>
          <table:table-cell office:value-type="float" office:value="726970368" calcext:value-type="float">
            <text:p>726970368</text:p>
          </table:table-cell>
          <table:table-cell office:value-type="float" office:value="47" calcext:value-type="float">
            <text:p>47</text:p>
          </table:table-cell>
          <table:table-cell office:value-type="float" office:value="28680192" calcext:value-type="float">
            <text:p>28680192</text:p>
          </table:table-cell>
          <table:table-cell office:value-type="float" office:value="217" calcext:value-type="float">
            <text:p>217</text:p>
          </table:table-cell>
          <table:table-cell office:value-type="float" office:value="884178944" calcext:value-type="float">
            <text:p>884178944</text:p>
          </table:table-cell>
          <table:table-cell office:value-type="float" office:value="0" calcext:value-type="float">
            <text:p>0</text:p>
          </table:table-cell>
          <table:table-cell office:value-type="float" office:value="0.311749994754791" calcext:value-type="float">
            <text:p>0.311749994754791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941839873790741" calcext:value-type="float">
            <text:p>0.941839873790741</text:p>
          </table:table-cell>
          <table:table-cell office:value-type="float" office:value="350" calcext:value-type="float">
            <text:p>350</text:p>
          </table:table-cell>
          <table:table-cell office:value-type="float" office:value="14035" calcext:value-type="float">
            <text:p>1403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41" calcext:value-type="float">
            <text:p>1404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2:00 CEST 2017</text:p>
          </table:table-cell>
          <table:table-cell office:value-type="float" office:value="643" calcext:value-type="float">
            <text:p>643</text:p>
          </table:table-cell>
          <table:table-cell office:value-type="float" office:value="726056960" calcext:value-type="float">
            <text:p>726056960</text:p>
          </table:table-cell>
          <table:table-cell office:value-type="float" office:value="49" calcext:value-type="float">
            <text:p>49</text:p>
          </table:table-cell>
          <table:table-cell office:value-type="float" office:value="27615232" calcext:value-type="float">
            <text:p>27615232</text:p>
          </table:table-cell>
          <table:table-cell office:value-type="float" office:value="224" calcext:value-type="float">
            <text:p>224</text:p>
          </table:table-cell>
          <table:table-cell office:value-type="float" office:value="906244096" calcext:value-type="float">
            <text:p>906244096</text:p>
          </table:table-cell>
          <table:table-cell office:value-type="float" office:value="0" calcext:value-type="float">
            <text:p>0</text:p>
          </table:table-cell>
          <table:table-cell office:value-type="float" office:value="0.305750012397766" calcext:value-type="float">
            <text:p>0.305750012397766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941650986671448" calcext:value-type="float">
            <text:p>0.941650986671448</text:p>
          </table:table-cell>
          <table:table-cell office:value-type="float" office:value="350" calcext:value-type="float">
            <text:p>350</text:p>
          </table:table-cell>
          <table:table-cell office:value-type="float" office:value="15031" calcext:value-type="float">
            <text:p>15031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037" calcext:value-type="float">
            <text:p>1503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3:00 CEST 2017</text:p>
          </table:table-cell>
          <table:table-cell office:value-type="float" office:value="639" calcext:value-type="float">
            <text:p>639</text:p>
          </table:table-cell>
          <table:table-cell office:value-type="float" office:value="736083968" calcext:value-type="float">
            <text:p>736083968</text:p>
          </table:table-cell>
          <table:table-cell office:value-type="float" office:value="49" calcext:value-type="float">
            <text:p>49</text:p>
          </table:table-cell>
          <table:table-cell office:value-type="float" office:value="28667904" calcext:value-type="float">
            <text:p>28667904</text:p>
          </table:table-cell>
          <table:table-cell office:value-type="float" office:value="221" calcext:value-type="float">
            <text:p>221</text:p>
          </table:table-cell>
          <table:table-cell office:value-type="float" office:value="916086784" calcext:value-type="float">
            <text:p>916086784</text:p>
          </table:table-cell>
          <table:table-cell office:value-type="float" office:value="0" calcext:value-type="float">
            <text:p>0</text:p>
          </table:table-cell>
          <table:table-cell office:value-type="float" office:value="0.312000006437302" calcext:value-type="float">
            <text:p>0.312000006437302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42753314971924" calcext:value-type="float">
            <text:p>0.942753314971924</text:p>
          </table:table-cell>
          <table:table-cell office:value-type="float" office:value="400" calcext:value-type="float">
            <text:p>400</text:p>
          </table:table-cell>
          <table:table-cell office:value-type="float" office:value="16044" calcext:value-type="float">
            <text:p>16044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6026" calcext:value-type="float">
            <text:p>16026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4:00 CEST 2017</text:p>
          </table:table-cell>
          <table:table-cell office:value-type="float" office:value="638" calcext:value-type="float">
            <text:p>638</text:p>
          </table:table-cell>
          <table:table-cell office:value-type="float" office:value="733208576" calcext:value-type="float">
            <text:p>733208576</text:p>
          </table:table-cell>
          <table:table-cell office:value-type="float" office:value="49" calcext:value-type="float">
            <text:p>49</text:p>
          </table:table-cell>
          <table:table-cell office:value-type="float" office:value="29249536" calcext:value-type="float">
            <text:p>29249536</text:p>
          </table:table-cell>
          <table:table-cell office:value-type="float" office:value="225" calcext:value-type="float">
            <text:p>225</text:p>
          </table:table-cell>
          <table:table-cell office:value-type="float" office:value="935858176" calcext:value-type="float">
            <text:p>935858176</text:p>
          </table:table-cell>
          <table:table-cell office:value-type="float" office:value="0" calcext:value-type="float">
            <text:p>0</text:p>
          </table:table-cell>
          <table:table-cell office:value-type="float" office:value="0.309249997138977" calcext:value-type="float">
            <text:p>0.309249997138977</text:p>
          </table:table-cell>
          <table:table-cell office:value-type="float" office:value="0.153750002384186" calcext:value-type="float">
            <text:p>0.153750002384186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44079756736755" calcext:value-type="float">
            <text:p>0.944079756736755</text:p>
          </table:table-cell>
          <table:table-cell office:value-type="float" office:value="400" calcext:value-type="float">
            <text:p>400</text:p>
          </table:table-cell>
          <table:table-cell office:value-type="float" office:value="17047" calcext:value-type="float">
            <text:p>17047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7016" calcext:value-type="float">
            <text:p>17016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5:00 CEST 2017</text:p>
          </table:table-cell>
          <table:table-cell office:value-type="float" office:value="623" calcext:value-type="float">
            <text:p>623</text:p>
          </table:table-cell>
          <table:table-cell office:value-type="float" office:value="703029248" calcext:value-type="float">
            <text:p>703029248</text:p>
          </table:table-cell>
          <table:table-cell office:value-type="float" office:value="49" calcext:value-type="float">
            <text:p>49</text:p>
          </table:table-cell>
          <table:table-cell office:value-type="float" office:value="27488256" calcext:value-type="float">
            <text:p>27488256</text:p>
          </table:table-cell>
          <table:table-cell office:value-type="float" office:value="224" calcext:value-type="float">
            <text:p>224</text:p>
          </table:table-cell>
          <table:table-cell office:value-type="float" office:value="958824448" calcext:value-type="float">
            <text:p>958824448</text:p>
          </table:table-cell>
          <table:table-cell office:value-type="float" office:value="0" calcext:value-type="float">
            <text:p>0</text:p>
          </table:table-cell>
          <table:table-cell office:value-type="float" office:value="0.311500012874603" calcext:value-type="float">
            <text:p>0.311500012874603</text:p>
          </table:table-cell>
          <table:table-cell office:value-type="float" office:value="0.148750007152557" calcext:value-type="float">
            <text:p>0.148750007152557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944794058799744" calcext:value-type="float">
            <text:p>0.944794058799744</text:p>
          </table:table-cell>
          <table:table-cell office:value-type="float" office:value="400" calcext:value-type="float">
            <text:p>400</text:p>
          </table:table-cell>
          <table:table-cell office:value-type="float" office:value="18038" calcext:value-type="float">
            <text:p>18038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8009" calcext:value-type="float">
            <text:p>18009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6:00 CEST 2017</text:p>
          </table:table-cell>
          <table:table-cell office:value-type="float" office:value="641" calcext:value-type="float">
            <text:p>641</text:p>
          </table:table-cell>
          <table:table-cell office:value-type="float" office:value="706326528" calcext:value-type="float">
            <text:p>706326528</text:p>
          </table:table-cell>
          <table:table-cell office:value-type="float" office:value="47" calcext:value-type="float">
            <text:p>47</text:p>
          </table:table-cell>
          <table:table-cell office:value-type="float" office:value="27496448" calcext:value-type="float">
            <text:p>27496448</text:p>
          </table:table-cell>
          <table:table-cell office:value-type="float" office:value="222" calcext:value-type="float">
            <text:p>222</text:p>
          </table:table-cell>
          <table:table-cell office:value-type="float" office:value="986804224" calcext:value-type="float">
            <text:p>986804224</text:p>
          </table:table-cell>
          <table:table-cell office:value-type="float" office:value="0" calcext:value-type="float">
            <text:p>0</text:p>
          </table:table-cell>
          <table:table-cell office:value-type="float" office:value="0.310750007629395" calcext:value-type="float">
            <text:p>0.310750007629395</text:p>
          </table:table-cell>
          <table:table-cell office:value-type="float" office:value="0.158500000834465" calcext:value-type="float">
            <text:p>0.158500000834465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94303172826767" calcext:value-type="float">
            <text:p>0.94303172826767</text:p>
          </table:table-cell>
          <table:table-cell office:value-type="float" office:value="500" calcext:value-type="float">
            <text:p>500</text:p>
          </table:table-cell>
          <table:table-cell office:value-type="float" office:value="19042" calcext:value-type="float">
            <text:p>19042</text:p>
          </table:table-cell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9005" calcext:value-type="float">
            <text:p>19005</text:p>
          </table:table-cell>
          <table:table-cell office:value-type="float" office:value="78" calcext:value-type="float">
            <text:p>78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7:00 CEST 2017</text:p>
          </table:table-cell>
          <table:table-cell office:value-type="float" office:value="641" calcext:value-type="float">
            <text:p>641</text:p>
          </table:table-cell>
          <table:table-cell office:value-type="float" office:value="759918592" calcext:value-type="float">
            <text:p>759918592</text:p>
          </table:table-cell>
          <table:table-cell office:value-type="float" office:value="50" calcext:value-type="float">
            <text:p>50</text:p>
          </table:table-cell>
          <table:table-cell office:value-type="float" office:value="28561408" calcext:value-type="float">
            <text:p>28561408</text:p>
          </table:table-cell>
          <table:table-cell office:value-type="float" office:value="232" calcext:value-type="float">
            <text:p>232</text:p>
          </table:table-cell>
          <table:table-cell office:value-type="float" office:value="1005232128" calcext:value-type="float">
            <text:p>1005232128</text:p>
          </table:table-cell>
          <table:table-cell office:value-type="float" office:value="0" calcext:value-type="float">
            <text:p>0</text:p>
          </table:table-cell>
          <table:table-cell office:value-type="float" office:value="0.306250005960464" calcext:value-type="float">
            <text:p>0.306250005960464</text:p>
          </table:table-cell>
          <table:table-cell office:value-type="float" office:value="0.153249993920326" calcext:value-type="float">
            <text:p>0.153249993920326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942405939102173" calcext:value-type="float">
            <text:p>0.942405939102173</text:p>
          </table:table-cell>
          <table:table-cell office:value-type="float" office:value="500" calcext:value-type="float">
            <text:p>500</text:p>
          </table:table-cell>
          <table:table-cell office:value-type="float" office:value="20046" calcext:value-type="float">
            <text:p>20046</text:p>
          </table:table-cell>
          <table:table-cell office:value-type="float" office:value="112" calcext:value-type="float">
            <text:p>112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0007" calcext:value-type="float">
            <text:p>20007</text:p>
          </table:table-cell>
          <table:table-cell office:value-type="float" office:value="82" calcext:value-type="float">
            <text:p>82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8:00 CEST 2017</text:p>
          </table:table-cell>
          <table:table-cell office:value-type="float" office:value="640" calcext:value-type="float">
            <text:p>640</text:p>
          </table:table-cell>
          <table:table-cell office:value-type="float" office:value="863301632" calcext:value-type="float">
            <text:p>863301632</text:p>
          </table:table-cell>
          <table:table-cell office:value-type="float" office:value="50" calcext:value-type="float">
            <text:p>50</text:p>
          </table:table-cell>
          <table:table-cell office:value-type="float" office:value="27521024" calcext:value-type="float">
            <text:p>27521024</text:p>
          </table:table-cell>
          <table:table-cell office:value-type="float" office:value="227" calcext:value-type="float">
            <text:p>227</text:p>
          </table:table-cell>
          <table:table-cell office:value-type="float" office:value="1021632512" calcext:value-type="float">
            <text:p>1021632512</text:p>
          </table:table-cell>
          <table:table-cell office:value-type="float" office:value="0" calcext:value-type="float">
            <text:p>0</text:p>
          </table:table-cell>
          <table:table-cell office:value-type="float" office:value="0.316000014543533" calcext:value-type="float">
            <text:p>0.31600001454353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942738175392151" calcext:value-type="float">
            <text:p>0.942738175392151</text:p>
          </table:table-cell>
          <table:table-cell office:value-type="float" office:value="500" calcext:value-type="float">
            <text:p>500</text:p>
          </table:table-cell>
          <table:table-cell office:value-type="float" office:value="21051" calcext:value-type="float">
            <text:p>21051</text:p>
          </table:table-cell>
          <table:table-cell office:value-type="float" office:value="119" calcext:value-type="float">
            <text:p>119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0986" calcext:value-type="float">
            <text:p>20986</text:p>
          </table:table-cell>
          <table:table-cell office:value-type="float" office:value="86" calcext:value-type="float">
            <text:p>86</text:p>
          </table:table-cell>
          <table:table-cell office:value-type="float" office:value="371" calcext:value-type="float">
            <text:p>37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9:00 CEST 2017</text:p>
          </table:table-cell>
          <table:table-cell office:value-type="float" office:value="628" calcext:value-type="float">
            <text:p>628</text:p>
          </table:table-cell>
          <table:table-cell office:value-type="float" office:value="929382400" calcext:value-type="float">
            <text:p>929382400</text:p>
          </table:table-cell>
          <table:table-cell office:value-type="float" office:value="50" calcext:value-type="float">
            <text:p>50</text:p>
          </table:table-cell>
          <table:table-cell office:value-type="float" office:value="27602944" calcext:value-type="float">
            <text:p>27602944</text:p>
          </table:table-cell>
          <table:table-cell office:value-type="float" office:value="229" calcext:value-type="float">
            <text:p>229</text:p>
          </table:table-cell>
          <table:table-cell office:value-type="float" office:value="1032343552" calcext:value-type="float">
            <text:p>1032343552</text:p>
          </table:table-cell>
          <table:table-cell office:value-type="float" office:value="0" calcext:value-type="float">
            <text:p>0</text:p>
          </table:table-cell>
          <table:table-cell office:value-type="float" office:value="0.313749998807907" calcext:value-type="float">
            <text:p>0.313749998807907</text:p>
          </table:table-cell>
          <table:table-cell office:value-type="float" office:value="0.159250006079674" calcext:value-type="float">
            <text:p>0.159250006079674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43261206150055" calcext:value-type="float">
            <text:p>0.943261206150055</text:p>
          </table:table-cell>
          <table:table-cell office:value-type="float" office:value="600" calcext:value-type="float">
            <text:p>600</text:p>
          </table:table-cell>
          <table:table-cell office:value-type="float" office:value="22065" calcext:value-type="float">
            <text:p>22065</text:p>
          </table:table-cell>
          <table:table-cell office:value-type="float" office:value="122" calcext:value-type="float">
            <text:p>122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21999" calcext:value-type="float">
            <text:p>21999</text:p>
          </table:table-cell>
          <table:table-cell office:value-type="float" office:value="87" calcext:value-type="float">
            <text:p>87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20:00 CEST 2017</text:p>
          </table:table-cell>
          <table:table-cell office:value-type="float" office:value="609" calcext:value-type="float">
            <text:p>609</text:p>
          </table:table-cell>
          <table:table-cell office:value-type="float" office:value="1018478592" calcext:value-type="float">
            <text:p>1018478592</text:p>
          </table:table-cell>
          <table:table-cell office:value-type="float" office:value="49" calcext:value-type="float">
            <text:p>49</text:p>
          </table:table-cell>
          <table:table-cell office:value-type="float" office:value="29298688" calcext:value-type="float">
            <text:p>29298688</text:p>
          </table:table-cell>
          <table:table-cell office:value-type="float" office:value="226" calcext:value-type="float">
            <text:p>226</text:p>
          </table:table-cell>
          <table:table-cell office:value-type="float" office:value="1054257152" calcext:value-type="float">
            <text:p>1054257152</text:p>
          </table:table-cell>
          <table:table-cell office:value-type="float" office:value="0" calcext:value-type="float">
            <text:p>0</text:p>
          </table:table-cell>
          <table:table-cell office:value-type="float" office:value="0.304749995470047" calcext:value-type="float">
            <text:p>0.304749995470047</text:p>
          </table:table-cell>
          <table:table-cell office:value-type="float" office:value="0.15174999833107" calcext:value-type="float">
            <text:p>0.15174999833107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43787634372711" calcext:value-type="float">
            <text:p>0.943787634372711</text:p>
          </table:table-cell>
          <table:table-cell office:value-type="float" office:value="600" calcext:value-type="float">
            <text:p>600</text:p>
          </table:table-cell>
          <table:table-cell office:value-type="float" office:value="23067" calcext:value-type="float">
            <text:p>23067</text:p>
          </table:table-cell>
          <table:table-cell office:value-type="float" office:value="124" calcext:value-type="float">
            <text:p>124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22987" calcext:value-type="float">
            <text:p>22987</text:p>
          </table:table-cell>
          <table:table-cell office:value-type="float" office:value="93" calcext:value-type="float">
            <text:p>93</text:p>
          </table:table-cell>
          <table:table-cell office:value-type="float" office:value="522" calcext:value-type="float">
            <text:p>52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21:00 CEST 2017</text:p>
          </table:table-cell>
          <table:table-cell office:value-type="float" office:value="629" calcext:value-type="float">
            <text:p>629</text:p>
          </table:table-cell>
          <table:table-cell office:value-type="float" office:value="1075429376" calcext:value-type="float">
            <text:p>1075429376</text:p>
          </table:table-cell>
          <table:table-cell office:value-type="float" office:value="48" calcext:value-type="float">
            <text:p>48</text:p>
          </table:table-cell>
          <table:table-cell office:value-type="float" office:value="28352512" calcext:value-type="float">
            <text:p>28352512</text:p>
          </table:table-cell>
          <table:table-cell office:value-type="float" office:value="225" calcext:value-type="float">
            <text:p>225</text:p>
          </table:table-cell>
          <table:table-cell office:value-type="float" office:value="1058144256" calcext:value-type="float">
            <text:p>1058144256</text:p>
          </table:table-cell>
          <table:table-cell office:value-type="float" office:value="0" calcext:value-type="float">
            <text:p>0</text:p>
          </table:table-cell>
          <table:table-cell office:value-type="float" office:value="0.305750012397766" calcext:value-type="float">
            <text:p>0.305750012397766</text:p>
          </table:table-cell>
          <table:table-cell office:value-type="float" office:value="0.158999994397163" calcext:value-type="float">
            <text:p>0.158999994397163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43939328193665" calcext:value-type="float">
            <text:p>0.943939328193665</text:p>
          </table:table-cell>
          <table:table-cell office:value-type="float" office:value="600" calcext:value-type="float">
            <text:p>600</text:p>
          </table:table-cell>
          <table:table-cell office:value-type="float" office:value="24070" calcext:value-type="float">
            <text:p>24070</text:p>
          </table:table-cell>
          <table:table-cell office:value-type="float" office:value="130" calcext:value-type="float">
            <text:p>13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23990" calcext:value-type="float">
            <text:p>23990</text:p>
          </table:table-cell>
          <table:table-cell office:value-type="float" office:value="98" calcext:value-type="float">
            <text:p>98</text:p>
          </table:table-cell>
          <table:table-cell office:value-type="float" office:value="634" calcext:value-type="float">
            <text:p>634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551.08pt" svg:y="9.24pt">
            <loext:p draw:notify-on-update-of-ranges="Sheet2.A1:Sheet2.A1 Sheet2.A2:Sheet2.A39 Sheet2.E1:Sheet2.E1 Sheet2.E2:Sheet2.E39 Sheet2.B1:Sheet2.B1 Sheet2.B2:Sheet2.B39 Sheet2.C1:Sheet2.C1 Sheet2.C2:Sheet2.C39 Sheet2.D1:Sheet2.D1 Sheet2.D2:Sheet2.D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85.64pt" svg:y="211.89pt">
            <loext:p draw:notify-on-update-of-ranges="Sheet2.H1:Sheet2.H1 Sheet2.H2:Sheet2.H39 Sheet2.G1:Sheet2.G1 Sheet2.G2:Sheet2.G39 Sheet2.F1:Sheet2.F1 Sheet2.F2:Sheet2.F3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number-columns-repeated="3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cpu_middletier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memory_middletier</text:p>
          </table:table-cell>
          <table:table-cell office:value-type="string" calcext:value-type="string">
            <text:p>memory_node</text:p>
          </table:table-cell>
          <table:table-cell office:value-type="string" calcext:value-type="string">
            <text:p>cpu_edge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Failures_0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table:formula="of:=[reversed.B2]/1000" office:value-type="float" office:value="0.076" calcext:value-type="float">
            <text:p>0.076</text:p>
          </table:table-cell>
          <table:table-cell table:formula="of:=[reversed.K2]" office:value-type="float" office:value="0.989000022411346" calcext:value-type="float">
            <text:p>0.989000022411346</text:p>
          </table:table-cell>
          <table:table-cell table:formula="of:=[reversed.C2]/2000000000" office:value-type="float" office:value="0.281688064" calcext:value-type="float">
            <text:p>0.281688064</text:p>
          </table:table-cell>
          <table:table-cell table:formula="of:=[reversed.L2]" office:value-type="float" office:value="0.902681052684784" calcext:value-type="float">
            <text:p>0.902681052684784</text:p>
          </table:table-cell>
          <table:table-cell table:formula="of:=[reversed.F2]/1000" office:value-type="float" office:value="0.01" calcext:value-type="float">
            <text:p>0.01</text:p>
          </table:table-cell>
          <table:table-cell table:formula="of:=[reversed.N2]+[reversed.R2]" office:value-type="float" office:value="39" calcext:value-type="float">
            <text:p>39</text:p>
          </table:table-cell>
          <table:table-cell table:formula="of:=[reversed.P2]+[reversed.T2]" office:value-type="float" office:value="0" calcext:value-type="float">
            <text:p>0</text:p>
          </table:table-cell>
          <table:table-cell table:formula="of:=[reversed.O2]+[reversed.P2]+[reversed.S2]+[reversed.T2]" office:value-type="float" office:value="63" calcext:value-type="float">
            <text:p>63</text:p>
          </table:table-cell>
        </table:table-row>
        <table:table-row table:style-name="ro1">
          <table:table-cell table:formula="of:=[reversed.B3]/1000" office:value-type="float" office:value="0.041" calcext:value-type="float">
            <text:p>0.041</text:p>
          </table:table-cell>
          <table:table-cell table:formula="of:=[reversed.K3]" office:value-type="float" office:value="0.988499999046326" calcext:value-type="float">
            <text:p>0.988499999046326</text:p>
          </table:table-cell>
          <table:table-cell table:formula="of:=[reversed.C3]/2000000000" office:value-type="float" office:value="0.309311488" calcext:value-type="float">
            <text:p>0.309311488</text:p>
          </table:table-cell>
          <table:table-cell table:formula="of:=[reversed.L3]" office:value-type="float" office:value="0.906826674938202" calcext:value-type="float">
            <text:p>0.906826674938202</text:p>
          </table:table-cell>
          <table:table-cell table:formula="of:=[reversed.F3]/1000" office:value-type="float" office:value="0.016" calcext:value-type="float">
            <text:p>0.016</text:p>
          </table:table-cell>
          <table:table-cell table:formula="of:=[reversed.N3]+[reversed.R3]" office:value-type="float" office:value="79" calcext:value-type="float">
            <text:p>79</text:p>
          </table:table-cell>
          <table:table-cell table:formula="of:=[reversed.P3]+[reversed.T3]" office:value-type="float" office:value="0" calcext:value-type="float">
            <text:p>0</text:p>
          </table:table-cell>
          <table:table-cell table:formula="of:=[reversed.O3]+[reversed.P3]+[reversed.S3]+[reversed.T3]" office:value-type="float" office:value="63" calcext:value-type="float">
            <text:p>63</text:p>
          </table:table-cell>
        </table:table-row>
        <table:table-row table:style-name="ro1">
          <table:table-cell table:formula="of:=[reversed.B4]/1000" office:value-type="float" office:value="0.053" calcext:value-type="float">
            <text:p>0.053</text:p>
          </table:table-cell>
          <table:table-cell table:formula="of:=[reversed.K4]" office:value-type="float" office:value="0.988749980926514" calcext:value-type="float">
            <text:p>0.988749980926514</text:p>
          </table:table-cell>
          <table:table-cell table:formula="of:=[reversed.C4]/2000000000" office:value-type="float" office:value="0.342413312" calcext:value-type="float">
            <text:p>0.342413312</text:p>
          </table:table-cell>
          <table:table-cell table:formula="of:=[reversed.L4]" office:value-type="float" office:value="0.905845642089844" calcext:value-type="float">
            <text:p>0.905845642089844</text:p>
          </table:table-cell>
          <table:table-cell table:formula="of:=[reversed.F4]/1000" office:value-type="float" office:value="0.018" calcext:value-type="float">
            <text:p>0.018</text:p>
          </table:table-cell>
          <table:table-cell table:formula="of:=[reversed.N4]+[reversed.R4]" office:value-type="float" office:value="144" calcext:value-type="float">
            <text:p>144</text:p>
          </table:table-cell>
          <table:table-cell table:formula="of:=[reversed.P4]+[reversed.T4]" office:value-type="float" office:value="0" calcext:value-type="float">
            <text:p>0</text:p>
          </table:table-cell>
          <table:table-cell table:formula="of:=[reversed.O4]+[reversed.P4]+[reversed.S4]+[reversed.T4]" office:value-type="float" office:value="63" calcext:value-type="float">
            <text:p>63</text:p>
          </table:table-cell>
        </table:table-row>
        <table:table-row table:style-name="ro1">
          <table:table-cell table:formula="of:=[reversed.B5]/1000" office:value-type="float" office:value="0.056" calcext:value-type="float">
            <text:p>0.056</text:p>
          </table:table-cell>
          <table:table-cell table:formula="of:=[reversed.K5]" office:value-type="float" office:value="0.987999975681305" calcext:value-type="float">
            <text:p>0.987999975681305</text:p>
          </table:table-cell>
          <table:table-cell table:formula="of:=[reversed.C5]/2000000000" office:value-type="float" office:value="0.347080704" calcext:value-type="float">
            <text:p>0.347080704</text:p>
          </table:table-cell>
          <table:table-cell table:formula="of:=[reversed.L5]" office:value-type="float" office:value="0.906043350696564" calcext:value-type="float">
            <text:p>0.906043350696564</text:p>
          </table:table-cell>
          <table:table-cell table:formula="of:=[reversed.F5]/1000" office:value-type="float" office:value="0.028" calcext:value-type="float">
            <text:p>0.028</text:p>
          </table:table-cell>
          <table:table-cell table:formula="of:=[reversed.N5]+[reversed.R5]" office:value-type="float" office:value="222" calcext:value-type="float">
            <text:p>222</text:p>
          </table:table-cell>
          <table:table-cell table:formula="of:=[reversed.P5]+[reversed.T5]" office:value-type="float" office:value="0" calcext:value-type="float">
            <text:p>0</text:p>
          </table:table-cell>
          <table:table-cell table:formula="of:=[reversed.O5]+[reversed.P5]+[reversed.S5]+[reversed.T5]" office:value-type="float" office:value="63" calcext:value-type="float">
            <text:p>63</text:p>
          </table:table-cell>
        </table:table-row>
        <table:table-row table:style-name="ro1">
          <table:table-cell table:formula="of:=[reversed.B6]/1000" office:value-type="float" office:value="0.057" calcext:value-type="float">
            <text:p>0.057</text:p>
          </table:table-cell>
          <table:table-cell table:formula="of:=[reversed.K6]" office:value-type="float" office:value="0.987500011920929" calcext:value-type="float">
            <text:p>0.987500011920929</text:p>
          </table:table-cell>
          <table:table-cell table:formula="of:=[reversed.C6]/2000000000" office:value-type="float" office:value="0.350199808" calcext:value-type="float">
            <text:p>0.350199808</text:p>
          </table:table-cell>
          <table:table-cell table:formula="of:=[reversed.L6]" office:value-type="float" office:value="0.908824324607849" calcext:value-type="float">
            <text:p>0.908824324607849</text:p>
          </table:table-cell>
          <table:table-cell table:formula="of:=[reversed.F6]/1000" office:value-type="float" office:value="0.027" calcext:value-type="float">
            <text:p>0.027</text:p>
          </table:table-cell>
          <table:table-cell table:formula="of:=[reversed.N6]+[reversed.R6]" office:value-type="float" office:value="301" calcext:value-type="float">
            <text:p>301</text:p>
          </table:table-cell>
          <table:table-cell table:formula="of:=[reversed.P6]+[reversed.T6]" office:value-type="float" office:value="0" calcext:value-type="float">
            <text:p>0</text:p>
          </table:table-cell>
          <table:table-cell table:formula="of:=[reversed.O6]+[reversed.P6]+[reversed.S6]+[reversed.T6]" office:value-type="float" office:value="63" calcext:value-type="float">
            <text:p>63</text:p>
          </table:table-cell>
        </table:table-row>
        <table:table-row table:style-name="ro1">
          <table:table-cell table:formula="of:=[reversed.B7]/1000" office:value-type="float" office:value="0.068" calcext:value-type="float">
            <text:p>0.068</text:p>
          </table:table-cell>
          <table:table-cell table:formula="of:=[reversed.K7]" office:value-type="float" office:value="0.987749993801117" calcext:value-type="float">
            <text:p>0.987749993801117</text:p>
          </table:table-cell>
          <table:table-cell table:formula="of:=[reversed.C7]/2000000000" office:value-type="float" office:value="0.351377408" calcext:value-type="float">
            <text:p>0.351377408</text:p>
          </table:table-cell>
          <table:table-cell table:formula="of:=[reversed.L7]" office:value-type="float" office:value="0.908942759037018" calcext:value-type="float">
            <text:p>0.908942759037018</text:p>
          </table:table-cell>
          <table:table-cell table:formula="of:=[reversed.F7]/1000" office:value-type="float" office:value="0.022" calcext:value-type="float">
            <text:p>0.022</text:p>
          </table:table-cell>
          <table:table-cell table:formula="of:=[reversed.N7]+[reversed.R7]" office:value-type="float" office:value="430" calcext:value-type="float">
            <text:p>430</text:p>
          </table:table-cell>
          <table:table-cell table:formula="of:=[reversed.P7]+[reversed.T7]" office:value-type="float" office:value="0" calcext:value-type="float">
            <text:p>0</text:p>
          </table:table-cell>
          <table:table-cell table:formula="of:=[reversed.O7]+[reversed.P7]+[reversed.S7]+[reversed.T7]" office:value-type="float" office:value="63" calcext:value-type="float">
            <text:p>63</text:p>
          </table:table-cell>
        </table:table-row>
        <table:table-row table:style-name="ro1">
          <table:table-cell table:formula="of:=[reversed.B8]/1000" office:value-type="float" office:value="0.084" calcext:value-type="float">
            <text:p>0.084</text:p>
          </table:table-cell>
          <table:table-cell table:formula="of:=[reversed.K8]" office:value-type="float" office:value="0.986999988555908" calcext:value-type="float">
            <text:p>0.986999988555908</text:p>
          </table:table-cell>
          <table:table-cell table:formula="of:=[reversed.C8]/2000000000" office:value-type="float" office:value="0.370589696" calcext:value-type="float">
            <text:p>0.370589696</text:p>
          </table:table-cell>
          <table:table-cell table:formula="of:=[reversed.L8]" office:value-type="float" office:value="0.910331308841705" calcext:value-type="float">
            <text:p>0.910331308841705</text:p>
          </table:table-cell>
          <table:table-cell table:formula="of:=[reversed.F8]/1000" office:value-type="float" office:value="0.035" calcext:value-type="float">
            <text:p>0.035</text:p>
          </table:table-cell>
          <table:table-cell table:formula="of:=[reversed.N8]+[reversed.R8]" office:value-type="float" office:value="584" calcext:value-type="float">
            <text:p>584</text:p>
          </table:table-cell>
          <table:table-cell table:formula="of:=[reversed.P8]+[reversed.T8]" office:value-type="float" office:value="0" calcext:value-type="float">
            <text:p>0</text:p>
          </table:table-cell>
          <table:table-cell table:formula="of:=[reversed.O8]+[reversed.P8]+[reversed.S8]+[reversed.T8]" office:value-type="float" office:value="63" calcext:value-type="float">
            <text:p>63</text:p>
          </table:table-cell>
        </table:table-row>
        <table:table-row table:style-name="ro1">
          <table:table-cell table:formula="of:=[reversed.B9]/1000" office:value-type="float" office:value="0.078" calcext:value-type="float">
            <text:p>0.078</text:p>
          </table:table-cell>
          <table:table-cell table:formula="of:=[reversed.K9]" office:value-type="float" office:value="0.986249983310699" calcext:value-type="float">
            <text:p>0.986249983310699</text:p>
          </table:table-cell>
          <table:table-cell table:formula="of:=[reversed.C9]/2000000000" office:value-type="float" office:value="0.370767872" calcext:value-type="float">
            <text:p>0.370767872</text:p>
          </table:table-cell>
          <table:table-cell table:formula="of:=[reversed.L9]" office:value-type="float" office:value="0.911921918392181" calcext:value-type="float">
            <text:p>0.911921918392181</text:p>
          </table:table-cell>
          <table:table-cell table:formula="of:=[reversed.F9]/1000" office:value-type="float" office:value="0.042" calcext:value-type="float">
            <text:p>0.042</text:p>
          </table:table-cell>
          <table:table-cell table:formula="of:=[reversed.N9]+[reversed.R9]" office:value-type="float" office:value="746" calcext:value-type="float">
            <text:p>746</text:p>
          </table:table-cell>
          <table:table-cell table:formula="of:=[reversed.P9]+[reversed.T9]" office:value-type="float" office:value="0" calcext:value-type="float">
            <text:p>0</text:p>
          </table:table-cell>
          <table:table-cell table:formula="of:=[reversed.O9]+[reversed.P9]+[reversed.S9]+[reversed.T9]" office:value-type="float" office:value="63" calcext:value-type="float">
            <text:p>63</text:p>
          </table:table-cell>
        </table:table-row>
        <table:table-row table:style-name="ro1">
          <table:table-cell table:formula="of:=[reversed.B10]/1000" office:value-type="float" office:value="0.123" calcext:value-type="float">
            <text:p>0.123</text:p>
          </table:table-cell>
          <table:table-cell table:formula="of:=[reversed.K10]" office:value-type="float" office:value="0.98675000667572" calcext:value-type="float">
            <text:p>0.98675000667572</text:p>
          </table:table-cell>
          <table:table-cell table:formula="of:=[reversed.C10]/2000000000" office:value-type="float" office:value="0.369422336" calcext:value-type="float">
            <text:p>0.369422336</text:p>
          </table:table-cell>
          <table:table-cell table:formula="of:=[reversed.L10]" office:value-type="float" office:value="0.912549674510956" calcext:value-type="float">
            <text:p>0.912549674510956</text:p>
          </table:table-cell>
          <table:table-cell table:formula="of:=[reversed.F10]/1000" office:value-type="float" office:value="0.039" calcext:value-type="float">
            <text:p>0.039</text:p>
          </table:table-cell>
          <table:table-cell table:formula="of:=[reversed.N10]+[reversed.R10]" office:value-type="float" office:value="1083" calcext:value-type="float">
            <text:p>1083</text:p>
          </table:table-cell>
          <table:table-cell table:formula="of:=[reversed.P10]+[reversed.T10]" office:value-type="float" office:value="0" calcext:value-type="float">
            <text:p>0</text:p>
          </table:table-cell>
          <table:table-cell table:formula="of:=[reversed.O10]+[reversed.P10]+[reversed.S10]+[reversed.T10]" office:value-type="float" office:value="63" calcext:value-type="float">
            <text:p>63</text:p>
          </table:table-cell>
        </table:table-row>
        <table:table-row table:style-name="ro1">
          <table:table-cell table:formula="of:=[reversed.B11]/1000" office:value-type="float" office:value="0.172" calcext:value-type="float">
            <text:p>0.172</text:p>
          </table:table-cell>
          <table:table-cell table:formula="of:=[reversed.K11]" office:value-type="float" office:value="0.984749972820282" calcext:value-type="float">
            <text:p>0.984749972820282</text:p>
          </table:table-cell>
          <table:table-cell table:formula="of:=[reversed.C11]/2000000000" office:value-type="float" office:value="0.354547712" calcext:value-type="float">
            <text:p>0.354547712</text:p>
          </table:table-cell>
          <table:table-cell table:formula="of:=[reversed.L11]" office:value-type="float" office:value="0.913480758666992" calcext:value-type="float">
            <text:p>0.913480758666992</text:p>
          </table:table-cell>
          <table:table-cell table:formula="of:=[reversed.F11]/1000" office:value-type="float" office:value="0.078" calcext:value-type="float">
            <text:p>0.078</text:p>
          </table:table-cell>
          <table:table-cell table:formula="of:=[reversed.N11]+[reversed.R11]" office:value-type="float" office:value="1478" calcext:value-type="float">
            <text:p>1478</text:p>
          </table:table-cell>
          <table:table-cell table:formula="of:=[reversed.P11]+[reversed.T11]" office:value-type="float" office:value="0" calcext:value-type="float">
            <text:p>0</text:p>
          </table:table-cell>
          <table:table-cell table:formula="of:=[reversed.O11]+[reversed.P11]+[reversed.S11]+[reversed.T11]" office:value-type="float" office:value="63" calcext:value-type="float">
            <text:p>63</text:p>
          </table:table-cell>
        </table:table-row>
        <table:table-row table:style-name="ro1">
          <table:table-cell table:formula="of:=[reversed.B12]/1000" office:value-type="float" office:value="0.158" calcext:value-type="float">
            <text:p>0.158</text:p>
          </table:table-cell>
          <table:table-cell table:formula="of:=[reversed.K12]" office:value-type="float" office:value="0.983250021934509" calcext:value-type="float">
            <text:p>0.983250021934509</text:p>
          </table:table-cell>
          <table:table-cell table:formula="of:=[reversed.C12]/2000000000" office:value-type="float" office:value="0.343242752" calcext:value-type="float">
            <text:p>0.343242752</text:p>
          </table:table-cell>
          <table:table-cell table:formula="of:=[reversed.L12]" office:value-type="float" office:value="0.9140864610672" calcext:value-type="float">
            <text:p>0.9140864610672</text:p>
          </table:table-cell>
          <table:table-cell table:formula="of:=[reversed.F12]/1000" office:value-type="float" office:value="0.083" calcext:value-type="float">
            <text:p>0.083</text:p>
          </table:table-cell>
          <table:table-cell table:formula="of:=[reversed.N12]+[reversed.R12]" office:value-type="float" office:value="1868" calcext:value-type="float">
            <text:p>1868</text:p>
          </table:table-cell>
          <table:table-cell table:formula="of:=[reversed.P12]+[reversed.T12]" office:value-type="float" office:value="0" calcext:value-type="float">
            <text:p>0</text:p>
          </table:table-cell>
          <table:table-cell table:formula="of:=[reversed.O12]+[reversed.P12]+[reversed.S12]+[reversed.T12]" office:value-type="float" office:value="63" calcext:value-type="float">
            <text:p>63</text:p>
          </table:table-cell>
        </table:table-row>
        <table:table-row table:style-name="ro1">
          <table:table-cell table:formula="of:=[reversed.B13]/1000" office:value-type="float" office:value="0.204" calcext:value-type="float">
            <text:p>0.204</text:p>
          </table:table-cell>
          <table:table-cell table:formula="of:=[reversed.K13]" office:value-type="float" office:value="0.9825000166893" calcext:value-type="float">
            <text:p>0.9825000166893</text:p>
          </table:table-cell>
          <table:table-cell table:formula="of:=[reversed.C13]/2000000000" office:value-type="float" office:value="0.339265536" calcext:value-type="float">
            <text:p>0.339265536</text:p>
          </table:table-cell>
          <table:table-cell table:formula="of:=[reversed.L13]" office:value-type="float" office:value="0.914158403873444" calcext:value-type="float">
            <text:p>0.914158403873444</text:p>
          </table:table-cell>
          <table:table-cell table:formula="of:=[reversed.F13]/1000" office:value-type="float" office:value="0.091" calcext:value-type="float">
            <text:p>0.091</text:p>
          </table:table-cell>
          <table:table-cell table:formula="of:=[reversed.N13]+[reversed.R13]" office:value-type="float" office:value="2548" calcext:value-type="float">
            <text:p>2548</text:p>
          </table:table-cell>
          <table:table-cell table:formula="of:=[reversed.P13]+[reversed.T13]" office:value-type="float" office:value="0" calcext:value-type="float">
            <text:p>0</text:p>
          </table:table-cell>
          <table:table-cell table:formula="of:=[reversed.O13]+[reversed.P13]+[reversed.S13]+[reversed.T13]" office:value-type="float" office:value="75" calcext:value-type="float">
            <text:p>75</text:p>
          </table:table-cell>
        </table:table-row>
        <table:table-row table:style-name="ro1">
          <table:table-cell table:formula="of:=[reversed.B14]/1000" office:value-type="float" office:value="0.3" calcext:value-type="float">
            <text:p>0.3</text:p>
          </table:table-cell>
          <table:table-cell table:formula="of:=[reversed.K14]" office:value-type="float" office:value="0.980250000953674" calcext:value-type="float">
            <text:p>0.980250000953674</text:p>
          </table:table-cell>
          <table:table-cell table:formula="of:=[reversed.C14]/2000000000" office:value-type="float" office:value="0.340166656" calcext:value-type="float">
            <text:p>0.340166656</text:p>
          </table:table-cell>
          <table:table-cell table:formula="of:=[reversed.L14]" office:value-type="float" office:value="0.915283679962158" calcext:value-type="float">
            <text:p>0.915283679962158</text:p>
          </table:table-cell>
          <table:table-cell table:formula="of:=[reversed.F14]/1000" office:value-type="float" office:value="0.121" calcext:value-type="float">
            <text:p>0.121</text:p>
          </table:table-cell>
          <table:table-cell table:formula="of:=[reversed.N14]+[reversed.R14]" office:value-type="float" office:value="3346" calcext:value-type="float">
            <text:p>3346</text:p>
          </table:table-cell>
          <table:table-cell table:formula="of:=[reversed.P14]+[reversed.T14]" office:value-type="float" office:value="0" calcext:value-type="float">
            <text:p>0</text:p>
          </table:table-cell>
          <table:table-cell table:formula="of:=[reversed.O14]+[reversed.P14]+[reversed.S14]+[reversed.T14]" office:value-type="float" office:value="75" calcext:value-type="float">
            <text:p>75</text:p>
          </table:table-cell>
        </table:table-row>
        <table:table-row table:style-name="ro1">
          <table:table-cell table:formula="of:=[reversed.B15]/1000" office:value-type="float" office:value="0.292" calcext:value-type="float">
            <text:p>0.292</text:p>
          </table:table-cell>
          <table:table-cell table:formula="of:=[reversed.K15]" office:value-type="float" office:value="0.978250026702881" calcext:value-type="float">
            <text:p>0.978250026702881</text:p>
          </table:table-cell>
          <table:table-cell table:formula="of:=[reversed.C15]/2000000000" office:value-type="float" office:value="0.347150336" calcext:value-type="float">
            <text:p>0.347150336</text:p>
          </table:table-cell>
          <table:table-cell table:formula="of:=[reversed.L15]" office:value-type="float" office:value="0.916497111320496" calcext:value-type="float">
            <text:p>0.916497111320496</text:p>
          </table:table-cell>
          <table:table-cell table:formula="of:=[reversed.F15]/1000" office:value-type="float" office:value="0.134" calcext:value-type="float">
            <text:p>0.134</text:p>
          </table:table-cell>
          <table:table-cell table:formula="of:=[reversed.N15]+[reversed.R15]" office:value-type="float" office:value="4137" calcext:value-type="float">
            <text:p>4137</text:p>
          </table:table-cell>
          <table:table-cell table:formula="of:=[reversed.P15]+[reversed.T15]" office:value-type="float" office:value="0" calcext:value-type="float">
            <text:p>0</text:p>
          </table:table-cell>
          <table:table-cell table:formula="of:=[reversed.O15]+[reversed.P15]+[reversed.S15]+[reversed.T15]" office:value-type="float" office:value="75" calcext:value-type="float">
            <text:p>75</text:p>
          </table:table-cell>
        </table:table-row>
        <table:table-row table:style-name="ro1">
          <table:table-cell table:formula="of:=[reversed.B16]/1000" office:value-type="float" office:value="0.32" calcext:value-type="float">
            <text:p>0.32</text:p>
          </table:table-cell>
          <table:table-cell table:formula="of:=[reversed.K16]" office:value-type="float" office:value="0.977500021457672" calcext:value-type="float">
            <text:p>0.977500021457672</text:p>
          </table:table-cell>
          <table:table-cell table:formula="of:=[reversed.C16]/2000000000" office:value-type="float" office:value="0.35534848" calcext:value-type="float">
            <text:p>0.35534848</text:p>
          </table:table-cell>
          <table:table-cell table:formula="of:=[reversed.L16]" office:value-type="float" office:value="0.91494607925415" calcext:value-type="float">
            <text:p>0.91494607925415</text:p>
          </table:table-cell>
          <table:table-cell table:formula="of:=[reversed.F16]/1000" office:value-type="float" office:value="0.146" calcext:value-type="float">
            <text:p>0.146</text:p>
          </table:table-cell>
          <table:table-cell table:formula="of:=[reversed.N16]+[reversed.R16]" office:value-type="float" office:value="5211" calcext:value-type="float">
            <text:p>5211</text:p>
          </table:table-cell>
          <table:table-cell table:formula="of:=[reversed.P16]+[reversed.T16]" office:value-type="float" office:value="0" calcext:value-type="float">
            <text:p>0</text:p>
          </table:table-cell>
          <table:table-cell table:formula="of:=[reversed.O16]+[reversed.P16]+[reversed.S16]+[reversed.T16]" office:value-type="float" office:value="88" calcext:value-type="float">
            <text:p>88</text:p>
          </table:table-cell>
        </table:table-row>
        <table:table-row table:style-name="ro1">
          <table:table-cell table:formula="of:=[reversed.B17]/1000" office:value-type="float" office:value="0.373" calcext:value-type="float">
            <text:p>0.373</text:p>
          </table:table-cell>
          <table:table-cell table:formula="of:=[reversed.K17]" office:value-type="float" office:value="0.974749982357025" calcext:value-type="float">
            <text:p>0.974749982357025</text:p>
          </table:table-cell>
          <table:table-cell table:formula="of:=[reversed.C17]/2000000000" office:value-type="float" office:value="0.367620096" calcext:value-type="float">
            <text:p>0.367620096</text:p>
          </table:table-cell>
          <table:table-cell table:formula="of:=[reversed.L17]" office:value-type="float" office:value="0.916553378105164" calcext:value-type="float">
            <text:p>0.916553378105164</text:p>
          </table:table-cell>
          <table:table-cell table:formula="of:=[reversed.F17]/1000" office:value-type="float" office:value="0.165" calcext:value-type="float">
            <text:p>0.165</text:p>
          </table:table-cell>
          <table:table-cell table:formula="of:=[reversed.N17]+[reversed.R17]" office:value-type="float" office:value="6411" calcext:value-type="float">
            <text:p>6411</text:p>
          </table:table-cell>
          <table:table-cell table:formula="of:=[reversed.P17]+[reversed.T17]" office:value-type="float" office:value="0" calcext:value-type="float">
            <text:p>0</text:p>
          </table:table-cell>
          <table:table-cell table:formula="of:=[reversed.O17]+[reversed.P17]+[reversed.S17]+[reversed.T17]" office:value-type="float" office:value="88" calcext:value-type="float">
            <text:p>88</text:p>
          </table:table-cell>
        </table:table-row>
        <table:table-row table:style-name="ro1">
          <table:table-cell table:formula="of:=[reversed.B18]/1000" office:value-type="float" office:value="0.362" calcext:value-type="float">
            <text:p>0.362</text:p>
          </table:table-cell>
          <table:table-cell table:formula="of:=[reversed.K18]" office:value-type="float" office:value="0.972500026226044" calcext:value-type="float">
            <text:p>0.972500026226044</text:p>
          </table:table-cell>
          <table:table-cell table:formula="of:=[reversed.C18]/2000000000" office:value-type="float" office:value="0.377317376" calcext:value-type="float">
            <text:p>0.377317376</text:p>
          </table:table-cell>
          <table:table-cell table:formula="of:=[reversed.L18]" office:value-type="float" office:value="0.917035758495331" calcext:value-type="float">
            <text:p>0.917035758495331</text:p>
          </table:table-cell>
          <table:table-cell table:formula="of:=[reversed.F18]/1000" office:value-type="float" office:value="0.158" calcext:value-type="float">
            <text:p>0.158</text:p>
          </table:table-cell>
          <table:table-cell table:formula="of:=[reversed.N18]+[reversed.R18]" office:value-type="float" office:value="7596" calcext:value-type="float">
            <text:p>7596</text:p>
          </table:table-cell>
          <table:table-cell table:formula="of:=[reversed.P18]+[reversed.T18]" office:value-type="float" office:value="0" calcext:value-type="float">
            <text:p>0</text:p>
          </table:table-cell>
          <table:table-cell table:formula="of:=[reversed.O18]+[reversed.P18]+[reversed.S18]+[reversed.T18]" office:value-type="float" office:value="88" calcext:value-type="float">
            <text:p>88</text:p>
          </table:table-cell>
        </table:table-row>
        <table:table-row table:style-name="ro1">
          <table:table-cell table:formula="of:=[reversed.B19]/1000" office:value-type="float" office:value="0.421" calcext:value-type="float">
            <text:p>0.421</text:p>
          </table:table-cell>
          <table:table-cell table:formula="of:=[reversed.K19]" office:value-type="float" office:value="0.972500026226044" calcext:value-type="float">
            <text:p>0.972500026226044</text:p>
          </table:table-cell>
          <table:table-cell table:formula="of:=[reversed.C19]/2000000000" office:value-type="float" office:value="0.388308992" calcext:value-type="float">
            <text:p>0.388308992</text:p>
          </table:table-cell>
          <table:table-cell table:formula="of:=[reversed.L19]" office:value-type="float" office:value="0.917987406253815" calcext:value-type="float">
            <text:p>0.917987406253815</text:p>
          </table:table-cell>
          <table:table-cell table:formula="of:=[reversed.F19]/1000" office:value-type="float" office:value="0.158" calcext:value-type="float">
            <text:p>0.158</text:p>
          </table:table-cell>
          <table:table-cell table:formula="of:=[reversed.N19]+[reversed.R19]" office:value-type="float" office:value="9082" calcext:value-type="float">
            <text:p>9082</text:p>
          </table:table-cell>
          <table:table-cell table:formula="of:=[reversed.P19]+[reversed.T19]" office:value-type="float" office:value="0" calcext:value-type="float">
            <text:p>0</text:p>
          </table:table-cell>
          <table:table-cell table:formula="of:=[reversed.O19]+[reversed.P19]+[reversed.S19]+[reversed.T19]" office:value-type="float" office:value="96" calcext:value-type="float">
            <text:p>96</text:p>
          </table:table-cell>
        </table:table-row>
        <table:table-row table:style-name="ro1">
          <table:table-cell table:formula="of:=[reversed.B20]/1000" office:value-type="float" office:value="0.471" calcext:value-type="float">
            <text:p>0.471</text:p>
          </table:table-cell>
          <table:table-cell table:formula="of:=[reversed.K20]" office:value-type="float" office:value="0.968999981880188" calcext:value-type="float">
            <text:p>0.968999981880188</text:p>
          </table:table-cell>
          <table:table-cell table:formula="of:=[reversed.C20]/2000000000" office:value-type="float" office:value="0.401092608" calcext:value-type="float">
            <text:p>0.401092608</text:p>
          </table:table-cell>
          <table:table-cell table:formula="of:=[reversed.L20]" office:value-type="float" office:value="0.922635495662689" calcext:value-type="float">
            <text:p>0.922635495662689</text:p>
          </table:table-cell>
          <table:table-cell table:formula="of:=[reversed.F20]/1000" office:value-type="float" office:value="0.183" calcext:value-type="float">
            <text:p>0.183</text:p>
          </table:table-cell>
          <table:table-cell table:formula="of:=[reversed.N20]+[reversed.R20]" office:value-type="float" office:value="10670" calcext:value-type="float">
            <text:p>10670</text:p>
          </table:table-cell>
          <table:table-cell table:formula="of:=[reversed.P20]+[reversed.T20]" office:value-type="float" office:value="0" calcext:value-type="float">
            <text:p>0</text:p>
          </table:table-cell>
          <table:table-cell table:formula="of:=[reversed.O20]+[reversed.P20]+[reversed.S20]+[reversed.T20]" office:value-type="float" office:value="96" calcext:value-type="float">
            <text:p>96</text:p>
          </table:table-cell>
        </table:table-row>
        <table:table-row table:style-name="ro1">
          <table:table-cell table:formula="of:=[reversed.B21]/1000" office:value-type="float" office:value="0.503" calcext:value-type="float">
            <text:p>0.503</text:p>
          </table:table-cell>
          <table:table-cell table:formula="of:=[reversed.K21]" office:value-type="float" office:value="0.966000020503998" calcext:value-type="float">
            <text:p>0.966000020503998</text:p>
          </table:table-cell>
          <table:table-cell table:formula="of:=[reversed.C21]/2000000000" office:value-type="float" office:value="0.416804864" calcext:value-type="float">
            <text:p>0.416804864</text:p>
          </table:table-cell>
          <table:table-cell table:formula="of:=[reversed.L21]" office:value-type="float" office:value="0.922895312309265" calcext:value-type="float">
            <text:p>0.922895312309265</text:p>
          </table:table-cell>
          <table:table-cell table:formula="of:=[reversed.F21]/1000" office:value-type="float" office:value="0.184" calcext:value-type="float">
            <text:p>0.184</text:p>
          </table:table-cell>
          <table:table-cell table:formula="of:=[reversed.N21]+[reversed.R21]" office:value-type="float" office:value="12244" calcext:value-type="float">
            <text:p>12244</text:p>
          </table:table-cell>
          <table:table-cell table:formula="of:=[reversed.P21]+[reversed.T21]" office:value-type="float" office:value="0" calcext:value-type="float">
            <text:p>0</text:p>
          </table:table-cell>
          <table:table-cell table:formula="of:=[reversed.O21]+[reversed.P21]+[reversed.S21]+[reversed.T21]" office:value-type="float" office:value="105" calcext:value-type="float">
            <text:p>105</text:p>
          </table:table-cell>
        </table:table-row>
        <table:table-row table:style-name="ro1">
          <table:table-cell table:formula="of:=[reversed.B22]/1000" office:value-type="float" office:value="0.526" calcext:value-type="float">
            <text:p>0.526</text:p>
          </table:table-cell>
          <table:table-cell table:formula="of:=[reversed.K22]" office:value-type="float" office:value="0.965250015258789" calcext:value-type="float">
            <text:p>0.965250015258789</text:p>
          </table:table-cell>
          <table:table-cell table:formula="of:=[reversed.C22]/2000000000" office:value-type="float" office:value="0.434898944" calcext:value-type="float">
            <text:p>0.434898944</text:p>
          </table:table-cell>
          <table:table-cell table:formula="of:=[reversed.L22]" office:value-type="float" office:value="0.925985515117645" calcext:value-type="float">
            <text:p>0.925985515117645</text:p>
          </table:table-cell>
          <table:table-cell table:formula="of:=[reversed.F22]/1000" office:value-type="float" office:value="0.189" calcext:value-type="float">
            <text:p>0.189</text:p>
          </table:table-cell>
          <table:table-cell table:formula="of:=[reversed.N22]+[reversed.R22]" office:value-type="float" office:value="14118" calcext:value-type="float">
            <text:p>14118</text:p>
          </table:table-cell>
          <table:table-cell table:formula="of:=[reversed.P22]+[reversed.T22]" office:value-type="float" office:value="0" calcext:value-type="float">
            <text:p>0</text:p>
          </table:table-cell>
          <table:table-cell table:formula="of:=[reversed.O22]+[reversed.P22]+[reversed.S22]+[reversed.T22]" office:value-type="float" office:value="108" calcext:value-type="float">
            <text:p>108</text:p>
          </table:table-cell>
        </table:table-row>
        <table:table-row table:style-name="ro1">
          <table:table-cell table:formula="of:=[reversed.B23]/1000" office:value-type="float" office:value="0.609" calcext:value-type="float">
            <text:p>0.609</text:p>
          </table:table-cell>
          <table:table-cell table:formula="of:=[reversed.K23]" office:value-type="float" office:value="0.962999999523163" calcext:value-type="float">
            <text:p>0.962999999523163</text:p>
          </table:table-cell>
          <table:table-cell table:formula="of:=[reversed.C23]/2000000000" office:value-type="float" office:value="0.432603136" calcext:value-type="float">
            <text:p>0.432603136</text:p>
          </table:table-cell>
          <table:table-cell table:formula="of:=[reversed.L23]" office:value-type="float" office:value="0.928655982017517" calcext:value-type="float">
            <text:p>0.928655982017517</text:p>
          </table:table-cell>
          <table:table-cell table:formula="of:=[reversed.F23]/1000" office:value-type="float" office:value="0.205" calcext:value-type="float">
            <text:p>0.205</text:p>
          </table:table-cell>
          <table:table-cell table:formula="of:=[reversed.N23]+[reversed.R23]" office:value-type="float" office:value="16097" calcext:value-type="float">
            <text:p>16097</text:p>
          </table:table-cell>
          <table:table-cell table:formula="of:=[reversed.P23]+[reversed.T23]" office:value-type="float" office:value="0" calcext:value-type="float">
            <text:p>0</text:p>
          </table:table-cell>
          <table:table-cell table:formula="of:=[reversed.O23]+[reversed.P23]+[reversed.S23]+[reversed.T23]" office:value-type="float" office:value="113" calcext:value-type="float">
            <text:p>113</text:p>
          </table:table-cell>
        </table:table-row>
        <table:table-row table:style-name="ro1">
          <table:table-cell table:formula="of:=[reversed.B24]/1000" office:value-type="float" office:value="0.613" calcext:value-type="float">
            <text:p>0.613</text:p>
          </table:table-cell>
          <table:table-cell table:formula="of:=[reversed.K24]" office:value-type="float" office:value="0.960500001907349" calcext:value-type="float">
            <text:p>0.960500001907349</text:p>
          </table:table-cell>
          <table:table-cell table:formula="of:=[reversed.C24]/2000000000" office:value-type="float" office:value="0.43900928" calcext:value-type="float">
            <text:p>0.43900928</text:p>
          </table:table-cell>
          <table:table-cell table:formula="of:=[reversed.L24]" office:value-type="float" office:value="0.932354390621185" calcext:value-type="float">
            <text:p>0.932354390621185</text:p>
          </table:table-cell>
          <table:table-cell table:formula="of:=[reversed.F24]/1000" office:value-type="float" office:value="0.225" calcext:value-type="float">
            <text:p>0.225</text:p>
          </table:table-cell>
          <table:table-cell table:formula="of:=[reversed.N24]+[reversed.R24]" office:value-type="float" office:value="18085" calcext:value-type="float">
            <text:p>18085</text:p>
          </table:table-cell>
          <table:table-cell table:formula="of:=[reversed.P24]+[reversed.T24]" office:value-type="float" office:value="0" calcext:value-type="float">
            <text:p>0</text:p>
          </table:table-cell>
          <table:table-cell table:formula="of:=[reversed.O24]+[reversed.P24]+[reversed.S24]+[reversed.T24]" office:value-type="float" office:value="117" calcext:value-type="float">
            <text:p>117</text:p>
          </table:table-cell>
        </table:table-row>
        <table:table-row table:style-name="ro1">
          <table:table-cell table:formula="of:=[reversed.B25]/1000" office:value-type="float" office:value="0.624" calcext:value-type="float">
            <text:p>0.624</text:p>
          </table:table-cell>
          <table:table-cell table:formula="of:=[reversed.K25]" office:value-type="float" office:value="0.959999978542328" calcext:value-type="float">
            <text:p>0.959999978542328</text:p>
          </table:table-cell>
          <table:table-cell table:formula="of:=[reversed.C25]/2000000000" office:value-type="float" office:value="0.433395712" calcext:value-type="float">
            <text:p>0.433395712</text:p>
          </table:table-cell>
          <table:table-cell table:formula="of:=[reversed.L25]" office:value-type="float" office:value="0.934444069862366" calcext:value-type="float">
            <text:p>0.934444069862366</text:p>
          </table:table-cell>
          <table:table-cell table:formula="of:=[reversed.F25]/1000" office:value-type="float" office:value="0.228" calcext:value-type="float">
            <text:p>0.228</text:p>
          </table:table-cell>
          <table:table-cell table:formula="of:=[reversed.N25]+[reversed.R25]" office:value-type="float" office:value="20071" calcext:value-type="float">
            <text:p>20071</text:p>
          </table:table-cell>
          <table:table-cell table:formula="of:=[reversed.P25]+[reversed.T25]" office:value-type="float" office:value="0" calcext:value-type="float">
            <text:p>0</text:p>
          </table:table-cell>
          <table:table-cell table:formula="of:=[reversed.O25]+[reversed.P25]+[reversed.S25]+[reversed.T25]" office:value-type="float" office:value="122" calcext:value-type="float">
            <text:p>122</text:p>
          </table:table-cell>
        </table:table-row>
        <table:table-row table:style-name="ro1">
          <table:table-cell table:formula="of:=[reversed.B26]/1000" office:value-type="float" office:value="0.634" calcext:value-type="float">
            <text:p>0.634</text:p>
          </table:table-cell>
          <table:table-cell table:formula="of:=[reversed.K26]" office:value-type="float" office:value="0.959500014781952" calcext:value-type="float">
            <text:p>0.959500014781952</text:p>
          </table:table-cell>
          <table:table-cell table:formula="of:=[reversed.C26]/2000000000" office:value-type="float" office:value="0.41165824" calcext:value-type="float">
            <text:p>0.41165824</text:p>
          </table:table-cell>
          <table:table-cell table:formula="of:=[reversed.L26]" office:value-type="float" office:value="0.943192720413208" calcext:value-type="float">
            <text:p>0.943192720413208</text:p>
          </table:table-cell>
          <table:table-cell table:formula="of:=[reversed.F26]/1000" office:value-type="float" office:value="0.232" calcext:value-type="float">
            <text:p>0.232</text:p>
          </table:table-cell>
          <table:table-cell table:formula="of:=[reversed.N26]+[reversed.R26]" office:value-type="float" office:value="22087" calcext:value-type="float">
            <text:p>22087</text:p>
          </table:table-cell>
          <table:table-cell table:formula="of:=[reversed.P26]+[reversed.T26]" office:value-type="float" office:value="1" calcext:value-type="float">
            <text:p>1</text:p>
          </table:table-cell>
          <table:table-cell table:formula="of:=[reversed.O26]+[reversed.P26]+[reversed.S26]+[reversed.T26]" office:value-type="float" office:value="126" calcext:value-type="float">
            <text:p>126</text:p>
          </table:table-cell>
        </table:table-row>
        <table:table-row table:style-name="ro1">
          <table:table-cell table:formula="of:=[reversed.B27]/1000" office:value-type="float" office:value="0.619" calcext:value-type="float">
            <text:p>0.619</text:p>
          </table:table-cell>
          <table:table-cell table:formula="of:=[reversed.K27]" office:value-type="float" office:value="0.960749983787537" calcext:value-type="float">
            <text:p>0.960749983787537</text:p>
          </table:table-cell>
          <table:table-cell table:formula="of:=[reversed.C27]/2000000000" office:value-type="float" office:value="0.389081088" calcext:value-type="float">
            <text:p>0.389081088</text:p>
          </table:table-cell>
          <table:table-cell table:formula="of:=[reversed.L27]" office:value-type="float" office:value="0.944765686988831" calcext:value-type="float">
            <text:p>0.944765686988831</text:p>
          </table:table-cell>
          <table:table-cell table:formula="of:=[reversed.F27]/1000" office:value-type="float" office:value="0.229" calcext:value-type="float">
            <text:p>0.229</text:p>
          </table:table-cell>
          <table:table-cell table:formula="of:=[reversed.N27]+[reversed.R27]" office:value-type="float" office:value="24081" calcext:value-type="float">
            <text:p>24081</text:p>
          </table:table-cell>
          <table:table-cell table:formula="of:=[reversed.P27]+[reversed.T27]" office:value-type="float" office:value="2" calcext:value-type="float">
            <text:p>2</text:p>
          </table:table-cell>
          <table:table-cell table:formula="of:=[reversed.O27]+[reversed.P27]+[reversed.S27]+[reversed.T27]" office:value-type="float" office:value="139" calcext:value-type="float">
            <text:p>139</text:p>
          </table:table-cell>
        </table:table-row>
        <table:table-row table:style-name="ro1">
          <table:table-cell table:formula="of:=[reversed.B28]/1000" office:value-type="float" office:value="0.617" calcext:value-type="float">
            <text:p>0.617</text:p>
          </table:table-cell>
          <table:table-cell table:formula="of:=[reversed.K28]" office:value-type="float" office:value="0.960749983787537" calcext:value-type="float">
            <text:p>0.960749983787537</text:p>
          </table:table-cell>
          <table:table-cell table:formula="of:=[reversed.C28]/2000000000" office:value-type="float" office:value="0.385654784" calcext:value-type="float">
            <text:p>0.385654784</text:p>
          </table:table-cell>
          <table:table-cell table:formula="of:=[reversed.L28]" office:value-type="float" office:value="0.943418264389038" calcext:value-type="float">
            <text:p>0.943418264389038</text:p>
          </table:table-cell>
          <table:table-cell table:formula="of:=[reversed.F28]/1000" office:value-type="float" office:value="0.221" calcext:value-type="float">
            <text:p>0.221</text:p>
          </table:table-cell>
          <table:table-cell table:formula="of:=[reversed.N28]+[reversed.R28]" office:value-type="float" office:value="26067" calcext:value-type="float">
            <text:p>26067</text:p>
          </table:table-cell>
          <table:table-cell table:formula="of:=[reversed.P28]+[reversed.T28]" office:value-type="float" office:value="3" calcext:value-type="float">
            <text:p>3</text:p>
          </table:table-cell>
          <table:table-cell table:formula="of:=[reversed.O28]+[reversed.P28]+[reversed.S28]+[reversed.T28]" office:value-type="float" office:value="149" calcext:value-type="float">
            <text:p>149</text:p>
          </table:table-cell>
        </table:table-row>
        <table:table-row table:style-name="ro1">
          <table:table-cell table:formula="of:=[reversed.B29]/1000" office:value-type="float" office:value="0.644" calcext:value-type="float">
            <text:p>0.644</text:p>
          </table:table-cell>
          <table:table-cell table:formula="of:=[reversed.K29]" office:value-type="float" office:value="0.961000025272369" calcext:value-type="float">
            <text:p>0.961000025272369</text:p>
          </table:table-cell>
          <table:table-cell table:formula="of:=[reversed.C29]/2000000000" office:value-type="float" office:value="0.363485184" calcext:value-type="float">
            <text:p>0.363485184</text:p>
          </table:table-cell>
          <table:table-cell table:formula="of:=[reversed.L29]" office:value-type="float" office:value="0.941839873790741" calcext:value-type="float">
            <text:p>0.941839873790741</text:p>
          </table:table-cell>
          <table:table-cell table:formula="of:=[reversed.F29]/1000" office:value-type="float" office:value="0.217" calcext:value-type="float">
            <text:p>0.217</text:p>
          </table:table-cell>
          <table:table-cell table:formula="of:=[reversed.N29]+[reversed.R29]" office:value-type="float" office:value="28076" calcext:value-type="float">
            <text:p>28076</text:p>
          </table:table-cell>
          <table:table-cell table:formula="of:=[reversed.P29]+[reversed.T29]" office:value-type="float" office:value="4" calcext:value-type="float">
            <text:p>4</text:p>
          </table:table-cell>
          <table:table-cell table:formula="of:=[reversed.O29]+[reversed.P29]+[reversed.S29]+[reversed.T29]" office:value-type="float" office:value="155" calcext:value-type="float">
            <text:p>155</text:p>
          </table:table-cell>
        </table:table-row>
        <table:table-row table:style-name="ro1">
          <table:table-cell table:formula="of:=[reversed.B30]/1000" office:value-type="float" office:value="0.643" calcext:value-type="float">
            <text:p>0.643</text:p>
          </table:table-cell>
          <table:table-cell table:formula="of:=[reversed.K30]" office:value-type="float" office:value="0.96025002002716" calcext:value-type="float">
            <text:p>0.96025002002716</text:p>
          </table:table-cell>
          <table:table-cell table:formula="of:=[reversed.C30]/2000000000" office:value-type="float" office:value="0.36302848" calcext:value-type="float">
            <text:p>0.36302848</text:p>
          </table:table-cell>
          <table:table-cell table:formula="of:=[reversed.L30]" office:value-type="float" office:value="0.941650986671448" calcext:value-type="float">
            <text:p>0.941650986671448</text:p>
          </table:table-cell>
          <table:table-cell table:formula="of:=[reversed.F30]/1000" office:value-type="float" office:value="0.224" calcext:value-type="float">
            <text:p>0.224</text:p>
          </table:table-cell>
          <table:table-cell table:formula="of:=[reversed.N30]+[reversed.R30]" office:value-type="float" office:value="30068" calcext:value-type="float">
            <text:p>30068</text:p>
          </table:table-cell>
          <table:table-cell table:formula="of:=[reversed.P30]+[reversed.T30]" office:value-type="float" office:value="53" calcext:value-type="float">
            <text:p>53</text:p>
          </table:table-cell>
          <table:table-cell table:formula="of:=[reversed.O30]+[reversed.P30]+[reversed.S30]+[reversed.T30]" office:value-type="float" office:value="212" calcext:value-type="float">
            <text:p>212</text:p>
          </table:table-cell>
        </table:table-row>
        <table:table-row table:style-name="ro1">
          <table:table-cell table:formula="of:=[reversed.B31]/1000" office:value-type="float" office:value="0.639" calcext:value-type="float">
            <text:p>0.639</text:p>
          </table:table-cell>
          <table:table-cell table:formula="of:=[reversed.K31]" office:value-type="float" office:value="0.960500001907349" calcext:value-type="float">
            <text:p>0.960500001907349</text:p>
          </table:table-cell>
          <table:table-cell table:formula="of:=[reversed.C31]/2000000000" office:value-type="float" office:value="0.368041984" calcext:value-type="float">
            <text:p>0.368041984</text:p>
          </table:table-cell>
          <table:table-cell table:formula="of:=[reversed.L31]" office:value-type="float" office:value="0.942753314971924" calcext:value-type="float">
            <text:p>0.942753314971924</text:p>
          </table:table-cell>
          <table:table-cell table:formula="of:=[reversed.F31]/1000" office:value-type="float" office:value="0.221" calcext:value-type="float">
            <text:p>0.221</text:p>
          </table:table-cell>
          <table:table-cell table:formula="of:=[reversed.N31]+[reversed.R31]" office:value-type="float" office:value="32070" calcext:value-type="float">
            <text:p>32070</text:p>
          </table:table-cell>
          <table:table-cell table:formula="of:=[reversed.P31]+[reversed.T31]" office:value-type="float" office:value="111" calcext:value-type="float">
            <text:p>111</text:p>
          </table:table-cell>
          <table:table-cell table:formula="of:=[reversed.O31]+[reversed.P31]+[reversed.S31]+[reversed.T31]" office:value-type="float" office:value="280" calcext:value-type="float">
            <text:p>280</text:p>
          </table:table-cell>
        </table:table-row>
        <table:table-row table:style-name="ro1">
          <table:table-cell table:formula="of:=[reversed.B32]/1000" office:value-type="float" office:value="0.638" calcext:value-type="float">
            <text:p>0.638</text:p>
          </table:table-cell>
          <table:table-cell table:formula="of:=[reversed.K32]" office:value-type="float" office:value="0.960500001907349" calcext:value-type="float">
            <text:p>0.960500001907349</text:p>
          </table:table-cell>
          <table:table-cell table:formula="of:=[reversed.C32]/2000000000" office:value-type="float" office:value="0.366604288" calcext:value-type="float">
            <text:p>0.366604288</text:p>
          </table:table-cell>
          <table:table-cell table:formula="of:=[reversed.L32]" office:value-type="float" office:value="0.944079756736755" calcext:value-type="float">
            <text:p>0.944079756736755</text:p>
          </table:table-cell>
          <table:table-cell table:formula="of:=[reversed.F32]/1000" office:value-type="float" office:value="0.225" calcext:value-type="float">
            <text:p>0.225</text:p>
          </table:table-cell>
          <table:table-cell table:formula="of:=[reversed.N32]+[reversed.R32]" office:value-type="float" office:value="34063" calcext:value-type="float">
            <text:p>34063</text:p>
          </table:table-cell>
          <table:table-cell table:formula="of:=[reversed.P32]+[reversed.T32]" office:value-type="float" office:value="172" calcext:value-type="float">
            <text:p>172</text:p>
          </table:table-cell>
          <table:table-cell table:formula="of:=[reversed.O32]+[reversed.P32]+[reversed.S32]+[reversed.T32]" office:value-type="float" office:value="351" calcext:value-type="float">
            <text:p>351</text:p>
          </table:table-cell>
        </table:table-row>
        <table:table-row table:style-name="ro1">
          <table:table-cell table:formula="of:=[reversed.B33]/1000" office:value-type="float" office:value="0.623" calcext:value-type="float">
            <text:p>0.623</text:p>
          </table:table-cell>
          <table:table-cell table:formula="of:=[reversed.K33]" office:value-type="float" office:value="0.96025002002716" calcext:value-type="float">
            <text:p>0.96025002002716</text:p>
          </table:table-cell>
          <table:table-cell table:formula="of:=[reversed.C33]/2000000000" office:value-type="float" office:value="0.351514624" calcext:value-type="float">
            <text:p>0.351514624</text:p>
          </table:table-cell>
          <table:table-cell table:formula="of:=[reversed.L33]" office:value-type="float" office:value="0.944794058799744" calcext:value-type="float">
            <text:p>0.944794058799744</text:p>
          </table:table-cell>
          <table:table-cell table:formula="of:=[reversed.F33]/1000" office:value-type="float" office:value="0.224" calcext:value-type="float">
            <text:p>0.224</text:p>
          </table:table-cell>
          <table:table-cell table:formula="of:=[reversed.N33]+[reversed.R33]" office:value-type="float" office:value="36047" calcext:value-type="float">
            <text:p>36047</text:p>
          </table:table-cell>
          <table:table-cell table:formula="of:=[reversed.P33]+[reversed.T33]" office:value-type="float" office:value="287" calcext:value-type="float">
            <text:p>287</text:p>
          </table:table-cell>
          <table:table-cell table:formula="of:=[reversed.O33]+[reversed.P33]+[reversed.S33]+[reversed.T33]" office:value-type="float" office:value="470" calcext:value-type="float">
            <text:p>470</text:p>
          </table:table-cell>
        </table:table-row>
        <table:table-row table:style-name="ro1">
          <table:table-cell table:formula="of:=[reversed.B34]/1000" office:value-type="float" office:value="0.641" calcext:value-type="float">
            <text:p>0.641</text:p>
          </table:table-cell>
          <table:table-cell table:formula="of:=[reversed.K34]" office:value-type="float" office:value="0.96025002002716" calcext:value-type="float">
            <text:p>0.96025002002716</text:p>
          </table:table-cell>
          <table:table-cell table:formula="of:=[reversed.C34]/2000000000" office:value-type="float" office:value="0.353163264" calcext:value-type="float">
            <text:p>0.353163264</text:p>
          </table:table-cell>
          <table:table-cell table:formula="of:=[reversed.L34]" office:value-type="float" office:value="0.94303172826767" calcext:value-type="float">
            <text:p>0.94303172826767</text:p>
          </table:table-cell>
          <table:table-cell table:formula="of:=[reversed.F34]/1000" office:value-type="float" office:value="0.222" calcext:value-type="float">
            <text:p>0.222</text:p>
          </table:table-cell>
          <table:table-cell table:formula="of:=[reversed.N34]+[reversed.R34]" office:value-type="float" office:value="38047" calcext:value-type="float">
            <text:p>38047</text:p>
          </table:table-cell>
          <table:table-cell table:formula="of:=[reversed.P34]+[reversed.T34]" office:value-type="float" office:value="387" calcext:value-type="float">
            <text:p>387</text:p>
          </table:table-cell>
          <table:table-cell table:formula="of:=[reversed.O34]+[reversed.P34]+[reversed.S34]+[reversed.T34]" office:value-type="float" office:value="577" calcext:value-type="float">
            <text:p>577</text:p>
          </table:table-cell>
        </table:table-row>
        <table:table-row table:style-name="ro1">
          <table:table-cell table:formula="of:=[reversed.B35]/1000" office:value-type="float" office:value="0.641" calcext:value-type="float">
            <text:p>0.641</text:p>
          </table:table-cell>
          <table:table-cell table:formula="of:=[reversed.K35]" office:value-type="float" office:value="0.958249986171722" calcext:value-type="float">
            <text:p>0.958249986171722</text:p>
          </table:table-cell>
          <table:table-cell table:formula="of:=[reversed.C35]/2000000000" office:value-type="float" office:value="0.379959296" calcext:value-type="float">
            <text:p>0.379959296</text:p>
          </table:table-cell>
          <table:table-cell table:formula="of:=[reversed.L35]" office:value-type="float" office:value="0.942405939102173" calcext:value-type="float">
            <text:p>0.942405939102173</text:p>
          </table:table-cell>
          <table:table-cell table:formula="of:=[reversed.F35]/1000" office:value-type="float" office:value="0.232" calcext:value-type="float">
            <text:p>0.232</text:p>
          </table:table-cell>
          <table:table-cell table:formula="of:=[reversed.N35]+[reversed.R35]" office:value-type="float" office:value="40053" calcext:value-type="float">
            <text:p>40053</text:p>
          </table:table-cell>
          <table:table-cell table:formula="of:=[reversed.P35]+[reversed.T35]" office:value-type="float" office:value="493" calcext:value-type="float">
            <text:p>493</text:p>
          </table:table-cell>
          <table:table-cell table:formula="of:=[reversed.O35]+[reversed.P35]+[reversed.S35]+[reversed.T35]" office:value-type="float" office:value="687" calcext:value-type="float">
            <text:p>687</text:p>
          </table:table-cell>
        </table:table-row>
        <table:table-row table:style-name="ro1">
          <table:table-cell table:formula="of:=[reversed.B36]/1000" office:value-type="float" office:value="0.64" calcext:value-type="float">
            <text:p>0.64</text:p>
          </table:table-cell>
          <table:table-cell table:formula="of:=[reversed.K36]" office:value-type="float" office:value="0.958249986171722" calcext:value-type="float">
            <text:p>0.958249986171722</text:p>
          </table:table-cell>
          <table:table-cell table:formula="of:=[reversed.C36]/2000000000" office:value-type="float" office:value="0.431650816" calcext:value-type="float">
            <text:p>0.431650816</text:p>
          </table:table-cell>
          <table:table-cell table:formula="of:=[reversed.L36]" office:value-type="float" office:value="0.942738175392151" calcext:value-type="float">
            <text:p>0.942738175392151</text:p>
          </table:table-cell>
          <table:table-cell table:formula="of:=[reversed.F36]/1000" office:value-type="float" office:value="0.227" calcext:value-type="float">
            <text:p>0.227</text:p>
          </table:table-cell>
          <table:table-cell table:formula="of:=[reversed.N36]+[reversed.R36]" office:value-type="float" office:value="42037" calcext:value-type="float">
            <text:p>42037</text:p>
          </table:table-cell>
          <table:table-cell table:formula="of:=[reversed.P36]+[reversed.T36]" office:value-type="float" office:value="707" calcext:value-type="float">
            <text:p>707</text:p>
          </table:table-cell>
          <table:table-cell table:formula="of:=[reversed.O36]+[reversed.P36]+[reversed.S36]+[reversed.T36]" office:value-type="float" office:value="912" calcext:value-type="float">
            <text:p>912</text:p>
          </table:table-cell>
        </table:table-row>
        <table:table-row table:style-name="ro1">
          <table:table-cell table:formula="of:=[reversed.B37]/1000" office:value-type="float" office:value="0.628" calcext:value-type="float">
            <text:p>0.628</text:p>
          </table:table-cell>
          <table:table-cell table:formula="of:=[reversed.K37]" office:value-type="float" office:value="0.959249973297119" calcext:value-type="float">
            <text:p>0.959249973297119</text:p>
          </table:table-cell>
          <table:table-cell table:formula="of:=[reversed.C37]/2000000000" office:value-type="float" office:value="0.4646912" calcext:value-type="float">
            <text:p>0.4646912</text:p>
          </table:table-cell>
          <table:table-cell table:formula="of:=[reversed.L37]" office:value-type="float" office:value="0.943261206150055" calcext:value-type="float">
            <text:p>0.943261206150055</text:p>
          </table:table-cell>
          <table:table-cell table:formula="of:=[reversed.F37]/1000" office:value-type="float" office:value="0.229" calcext:value-type="float">
            <text:p>0.229</text:p>
          </table:table-cell>
          <table:table-cell table:formula="of:=[reversed.N37]+[reversed.R37]" office:value-type="float" office:value="44064" calcext:value-type="float">
            <text:p>44064</text:p>
          </table:table-cell>
          <table:table-cell table:formula="of:=[reversed.P37]+[reversed.T37]" office:value-type="float" office:value="812" calcext:value-type="float">
            <text:p>812</text:p>
          </table:table-cell>
          <table:table-cell table:formula="of:=[reversed.O37]+[reversed.P37]+[reversed.S37]+[reversed.T37]" office:value-type="float" office:value="1021" calcext:value-type="float">
            <text:p>1021</text:p>
          </table:table-cell>
        </table:table-row>
        <table:table-row table:style-name="ro1">
          <table:table-cell table:formula="of:=[reversed.B38]/1000" office:value-type="float" office:value="0.609" calcext:value-type="float">
            <text:p>0.609</text:p>
          </table:table-cell>
          <table:table-cell table:formula="of:=[reversed.K38]" office:value-type="float" office:value="0.959249973297119" calcext:value-type="float">
            <text:p>0.959249973297119</text:p>
          </table:table-cell>
          <table:table-cell table:formula="of:=[reversed.C38]/2000000000" office:value-type="float" office:value="0.509239296" calcext:value-type="float">
            <text:p>0.509239296</text:p>
          </table:table-cell>
          <table:table-cell table:formula="of:=[reversed.L38]" office:value-type="float" office:value="0.943787634372711" calcext:value-type="float">
            <text:p>0.943787634372711</text:p>
          </table:table-cell>
          <table:table-cell table:formula="of:=[reversed.F38]/1000" office:value-type="float" office:value="0.226" calcext:value-type="float">
            <text:p>0.226</text:p>
          </table:table-cell>
          <table:table-cell table:formula="of:=[reversed.N38]+[reversed.R38]" office:value-type="float" office:value="46054" calcext:value-type="float">
            <text:p>46054</text:p>
          </table:table-cell>
          <table:table-cell table:formula="of:=[reversed.P38]+[reversed.T38]" office:value-type="float" office:value="1024" calcext:value-type="float">
            <text:p>1024</text:p>
          </table:table-cell>
          <table:table-cell table:formula="of:=[reversed.O38]+[reversed.P38]+[reversed.S38]+[reversed.T38]" office:value-type="float" office:value="1241" calcext:value-type="float">
            <text:p>1241</text:p>
          </table:table-cell>
        </table:table-row>
        <table:table-row table:style-name="ro1">
          <table:table-cell table:formula="of:=[reversed.B39]/1000" office:value-type="float" office:value="0.629" calcext:value-type="float">
            <text:p>0.629</text:p>
          </table:table-cell>
          <table:table-cell table:formula="of:=[reversed.K39]" office:value-type="float" office:value="0.959249973297119" calcext:value-type="float">
            <text:p>0.959249973297119</text:p>
          </table:table-cell>
          <table:table-cell table:formula="of:=[reversed.C39]/2000000000" office:value-type="float" office:value="0.537714688" calcext:value-type="float">
            <text:p>0.537714688</text:p>
          </table:table-cell>
          <table:table-cell table:formula="of:=[reversed.L39]" office:value-type="float" office:value="0.943939328193665" calcext:value-type="float">
            <text:p>0.943939328193665</text:p>
          </table:table-cell>
          <table:table-cell table:formula="of:=[reversed.F39]/1000" office:value-type="float" office:value="0.225" calcext:value-type="float">
            <text:p>0.225</text:p>
          </table:table-cell>
          <table:table-cell table:formula="of:=[reversed.N39]+[reversed.R39]" office:value-type="float" office:value="48060" calcext:value-type="float">
            <text:p>48060</text:p>
          </table:table-cell>
          <table:table-cell table:formula="of:=[reversed.P39]+[reversed.T39]" office:value-type="float" office:value="1241" calcext:value-type="float">
            <text:p>1241</text:p>
          </table:table-cell>
          <table:table-cell table:formula="of:=[reversed.O39]+[reversed.P39]+[reversed.S39]+[reversed.T39]" office:value-type="float" office:value="1469" calcext:value-type="float">
            <text:p>1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22:22:10.478038220</dc:date>
    <meta:editing-duration>PT11M14S</meta:editing-duration>
    <meta:editing-cycles>2</meta:editing-cycles>
    <meta:generator>LibreOffice/5.3.1.2$Linux_X86_64 LibreOffice_project/30m0$Build-2</meta:generator>
    <meta:document-statistic meta:table-count="2" meta:cell-count="12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4 1 2 3" chart:style-name="ch1">
        <chart:legend chart:legend-position="end" svg:x="10.946cm" svg:y="3.337cm" style:legend-expansion="high" chart:style-name="ch2"/>
        <chart:plot-area chart:style-name="ch3" table:cell-range-address="Sheet2.A1:Sheet2.E39" chart:data-source-has-labels="row" svg:x="1.279cm" svg:y="0.18cm" svg:width="9.347cm" svg:height="7.711cm">
          <chartooo:coordinate-region svg:x="2.006cm" svg:y="0.354cm" svg:width="8.62cm" svg:height="6.782cm"/>
          <chart:axis chart:dimension="x" chart:name="primary-x" chart:style-name="ch4">
            <chart:title svg:x="5.326cm" svg:y="8.071cm" chart:style-name="ch5">
              <text:p>Minutes</text:p>
            </chart:title>
          </chart:axis>
          <chart:axis chart:dimension="y" chart:name="primary-y" chart:style-name="ch4">
            <chart:title svg:x="0.451cm" svg:y="4.926cm" chart:style-name="ch6">
              <text:p>Percentage</text:p>
            </chart:title>
            <chart:grid chart:style-name="ch7" chart:class="major"/>
          </chart:axis>
          <chart:series chart:style-name="ch8" chart:values-cell-range-address="Sheet2.A2:Sheet2.A39" chart:label-cell-address="Sheet2.A1:Sheet2.A1" chart:class="chart:line">
            <chart:data-point chart:repeated="38"/>
          </chart:series>
          <chart:series chart:style-name="ch9" chart:values-cell-range-address="Sheet2.E2:Sheet2.E39" chart:label-cell-address="Sheet2.E1:Sheet2.E1" chart:class="chart:line">
            <chart:data-point chart:repeated="38"/>
          </chart:series>
          <chart:series chart:style-name="ch10" chart:values-cell-range-address="Sheet2.B2:Sheet2.B39" chart:label-cell-address="Sheet2.B1:Sheet2.B1" chart:class="chart:line">
            <chart:data-point chart:repeated="38"/>
          </chart:series>
          <chart:series chart:style-name="ch11" chart:values-cell-range-address="Sheet2.C2:Sheet2.C39" chart:label-cell-address="Sheet2.C1:Sheet2.C1" chart:class="chart:line">
            <chart:data-point chart:repeated="38"/>
          </chart:series>
          <chart:series chart:style-name="ch12" chart:values-cell-range-address="Sheet2.D2:Sheet2.D39" chart:label-cell-address="Sheet2.D1:Sheet2.D1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middletier</text:p>
                <draw:g>
                  <svg:desc>Sheet2.A1:Sheet2.A1</svg:desc>
                </draw:g>
              </table:table-cell>
              <table:table-cell office:value-type="string">
                <text:p>cpu_edge</text:p>
                <draw:g>
                  <svg:desc>Sheet2.E1:Sheet2.E1</svg:desc>
                </draw:g>
              </table:table-cell>
              <table:table-cell office:value-type="string">
                <text:p>cpu_node</text:p>
                <draw:g>
                  <svg:desc>Sheet2.B1:Sheet2.B1</svg:desc>
                </draw:g>
              </table:table-cell>
              <table:table-cell office:value-type="string">
                <text:p>memory_middletier</text:p>
                <draw:g>
                  <svg:desc>Sheet2.C1:Sheet2.C1</svg:desc>
                </draw:g>
              </table:table-cell>
              <table:table-cell office:value-type="string">
                <text:p>memory_node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6">
                <text:p>0.076</text:p>
                <draw:g>
                  <svg:desc>Sheet2.A2:Sheet2.A39</svg:desc>
                </draw:g>
              </table:table-cell>
              <table:table-cell office:value-type="float" office:value="0.01">
                <text:p>0.01</text:p>
                <draw:g>
                  <svg:desc>Sheet2.E2:Sheet2.E39</svg:desc>
                </draw:g>
              </table:table-cell>
              <table:table-cell office:value-type="float" office:value="0.989000022411346">
                <text:p>0.989000022411346</text:p>
                <draw:g>
                  <svg:desc>Sheet2.B2:Sheet2.B39</svg:desc>
                </draw:g>
              </table:table-cell>
              <table:table-cell office:value-type="float" office:value="0.281688064">
                <text:p>0.281688064</text:p>
                <draw:g>
                  <svg:desc>Sheet2.C2:Sheet2.C39</svg:desc>
                </draw:g>
              </table:table-cell>
              <table:table-cell office:value-type="float" office:value="0.902681052684784">
                <text:p>0.902681052684784</text:p>
                <draw:g>
                  <svg:desc>Sheet2.D2:Sheet2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0.016">
                <text:p>0.016</text:p>
              </table:table-cell>
              <table:table-cell office:value-type="float" office:value="0.988499999046326">
                <text:p>0.988499999046326</text:p>
              </table:table-cell>
              <table:table-cell office:value-type="float" office:value="0.309311488">
                <text:p>0.309311488</text:p>
              </table:table-cell>
              <table:table-cell office:value-type="float" office:value="0.906826674938202">
                <text:p>0.906826674938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3">
                <text:p>0.053</text:p>
              </table:table-cell>
              <table:table-cell office:value-type="float" office:value="0.018">
                <text:p>0.018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342413312">
                <text:p>0.342413312</text:p>
              </table:table-cell>
              <table:table-cell office:value-type="float" office:value="0.905845642089844">
                <text:p>0.905845642089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">
                <text:p>0.056</text:p>
              </table:table-cell>
              <table:table-cell office:value-type="float" office:value="0.028">
                <text:p>0.028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347080704">
                <text:p>0.347080704</text:p>
              </table:table-cell>
              <table:table-cell office:value-type="float" office:value="0.906043350696564">
                <text:p>0.906043350696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">
                <text:p>0.057</text:p>
              </table:table-cell>
              <table:table-cell office:value-type="float" office:value="0.027">
                <text:p>0.027</text:p>
              </table:table-cell>
              <table:table-cell office:value-type="float" office:value="0.987500011920929">
                <text:p>0.987500011920929</text:p>
              </table:table-cell>
              <table:table-cell office:value-type="float" office:value="0.350199808">
                <text:p>0.350199808</text:p>
              </table:table-cell>
              <table:table-cell office:value-type="float" office:value="0.908824324607849">
                <text:p>0.908824324607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">
                <text:p>0.068</text:p>
              </table:table-cell>
              <table:table-cell office:value-type="float" office:value="0.022">
                <text:p>0.022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351377408">
                <text:p>0.351377408</text:p>
              </table:table-cell>
              <table:table-cell office:value-type="float" office:value="0.908942759037018">
                <text:p>0.908942759037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35">
                <text:p>0.035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370589696">
                <text:p>0.370589696</text:p>
              </table:table-cell>
              <table:table-cell office:value-type="float" office:value="0.910331308841705">
                <text:p>0.910331308841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">
                <text:p>0.078</text:p>
              </table:table-cell>
              <table:table-cell office:value-type="float" office:value="0.042">
                <text:p>0.042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370767872">
                <text:p>0.370767872</text:p>
              </table:table-cell>
              <table:table-cell office:value-type="float" office:value="0.911921918392181">
                <text:p>0.911921918392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3">
                <text:p>0.123</text:p>
              </table:table-cell>
              <table:table-cell office:value-type="float" office:value="0.039">
                <text:p>0.039</text:p>
              </table:table-cell>
              <table:table-cell office:value-type="float" office:value="0.98675000667572">
                <text:p>0.98675000667572</text:p>
              </table:table-cell>
              <table:table-cell office:value-type="float" office:value="0.369422336">
                <text:p>0.369422336</text:p>
              </table:table-cell>
              <table:table-cell office:value-type="float" office:value="0.912549674510956">
                <text:p>0.912549674510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2">
                <text:p>0.172</text:p>
              </table:table-cell>
              <table:table-cell office:value-type="float" office:value="0.078">
                <text:p>0.078</text:p>
              </table:table-cell>
              <table:table-cell office:value-type="float" office:value="0.984749972820282">
                <text:p>0.984749972820282</text:p>
              </table:table-cell>
              <table:table-cell office:value-type="float" office:value="0.354547712">
                <text:p>0.354547712</text:p>
              </table:table-cell>
              <table:table-cell office:value-type="float" office:value="0.913480758666992">
                <text:p>0.913480758666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8">
                <text:p>0.158</text:p>
              </table:table-cell>
              <table:table-cell office:value-type="float" office:value="0.083">
                <text:p>0.083</text:p>
              </table:table-cell>
              <table:table-cell office:value-type="float" office:value="0.983250021934509">
                <text:p>0.983250021934509</text:p>
              </table:table-cell>
              <table:table-cell office:value-type="float" office:value="0.343242752">
                <text:p>0.343242752</text:p>
              </table:table-cell>
              <table:table-cell office:value-type="float" office:value="0.9140864610672">
                <text:p>0.9140864610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4">
                <text:p>0.204</text:p>
              </table:table-cell>
              <table:table-cell office:value-type="float" office:value="0.091">
                <text:p>0.091</text:p>
              </table:table-cell>
              <table:table-cell office:value-type="float" office:value="0.9825000166893">
                <text:p>0.9825000166893</text:p>
              </table:table-cell>
              <table:table-cell office:value-type="float" office:value="0.339265536">
                <text:p>0.339265536</text:p>
              </table:table-cell>
              <table:table-cell office:value-type="float" office:value="0.914158403873444">
                <text:p>0.914158403873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121">
                <text:p>0.121</text:p>
              </table:table-cell>
              <table:table-cell office:value-type="float" office:value="0.980250000953674">
                <text:p>0.980250000953674</text:p>
              </table:table-cell>
              <table:table-cell office:value-type="float" office:value="0.340166656">
                <text:p>0.340166656</text:p>
              </table:table-cell>
              <table:table-cell office:value-type="float" office:value="0.915283679962158">
                <text:p>0.915283679962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2">
                <text:p>0.292</text:p>
              </table:table-cell>
              <table:table-cell office:value-type="float" office:value="0.134">
                <text:p>0.134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0.347150336">
                <text:p>0.347150336</text:p>
              </table:table-cell>
              <table:table-cell office:value-type="float" office:value="0.916497111320496">
                <text:p>0.916497111320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0.146">
                <text:p>0.146</text:p>
              </table:table-cell>
              <table:table-cell office:value-type="float" office:value="0.977500021457672">
                <text:p>0.977500021457672</text:p>
              </table:table-cell>
              <table:table-cell office:value-type="float" office:value="0.35534848">
                <text:p>0.35534848</text:p>
              </table:table-cell>
              <table:table-cell office:value-type="float" office:value="0.91494607925415">
                <text:p>0.91494607925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3">
                <text:p>0.373</text:p>
              </table:table-cell>
              <table:table-cell office:value-type="float" office:value="0.165">
                <text:p>0.16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367620096">
                <text:p>0.367620096</text:p>
              </table:table-cell>
              <table:table-cell office:value-type="float" office:value="0.916553378105164">
                <text:p>0.916553378105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2">
                <text:p>0.362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377317376">
                <text:p>0.377317376</text:p>
              </table:table-cell>
              <table:table-cell office:value-type="float" office:value="0.917035758495331">
                <text:p>0.9170357584953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1">
                <text:p>0.421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388308992">
                <text:p>0.388308992</text:p>
              </table:table-cell>
              <table:table-cell office:value-type="float" office:value="0.917987406253815">
                <text:p>0.917987406253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1">
                <text:p>0.471</text:p>
              </table:table-cell>
              <table:table-cell office:value-type="float" office:value="0.183">
                <text:p>0.183</text:p>
              </table:table-cell>
              <table:table-cell office:value-type="float" office:value="0.968999981880188">
                <text:p>0.968999981880188</text:p>
              </table:table-cell>
              <table:table-cell office:value-type="float" office:value="0.401092608">
                <text:p>0.401092608</text:p>
              </table:table-cell>
              <table:table-cell office:value-type="float" office:value="0.922635495662689">
                <text:p>0.922635495662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3">
                <text:p>0.503</text:p>
              </table:table-cell>
              <table:table-cell office:value-type="float" office:value="0.184">
                <text:p>0.184</text:p>
              </table:table-cell>
              <table:table-cell office:value-type="float" office:value="0.966000020503998">
                <text:p>0.966000020503998</text:p>
              </table:table-cell>
              <table:table-cell office:value-type="float" office:value="0.416804864">
                <text:p>0.416804864</text:p>
              </table:table-cell>
              <table:table-cell office:value-type="float" office:value="0.922895312309265">
                <text:p>0.922895312309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26">
                <text:p>0.526</text:p>
              </table:table-cell>
              <table:table-cell office:value-type="float" office:value="0.189">
                <text:p>0.189</text:p>
              </table:table-cell>
              <table:table-cell office:value-type="float" office:value="0.965250015258789">
                <text:p>0.965250015258789</text:p>
              </table:table-cell>
              <table:table-cell office:value-type="float" office:value="0.434898944">
                <text:p>0.434898944</text:p>
              </table:table-cell>
              <table:table-cell office:value-type="float" office:value="0.925985515117645">
                <text:p>0.925985515117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9">
                <text:p>0.609</text:p>
              </table:table-cell>
              <table:table-cell office:value-type="float" office:value="0.205">
                <text:p>0.20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432603136">
                <text:p>0.432603136</text:p>
              </table:table-cell>
              <table:table-cell office:value-type="float" office:value="0.928655982017517">
                <text:p>0.9286559820175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3">
                <text:p>0.613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43900928">
                <text:p>0.43900928</text:p>
              </table:table-cell>
              <table:table-cell office:value-type="float" office:value="0.932354390621185">
                <text:p>0.932354390621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24">
                <text:p>0.624</text:p>
              </table:table-cell>
              <table:table-cell office:value-type="float" office:value="0.228">
                <text:p>0.228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433395712">
                <text:p>0.433395712</text:p>
              </table:table-cell>
              <table:table-cell office:value-type="float" office:value="0.934444069862366">
                <text:p>0.9344440698623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34">
                <text:p>0.634</text:p>
              </table:table-cell>
              <table:table-cell office:value-type="float" office:value="0.232">
                <text:p>0.232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.41165824">
                <text:p>0.41165824</text:p>
              </table:table-cell>
              <table:table-cell office:value-type="float" office:value="0.943192720413208">
                <text:p>0.943192720413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9">
                <text:p>0.619</text:p>
              </table:table-cell>
              <table:table-cell office:value-type="float" office:value="0.229">
                <text:p>0.229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389081088">
                <text:p>0.389081088</text:p>
              </table:table-cell>
              <table:table-cell office:value-type="float" office:value="0.944765686988831">
                <text:p>0.9447656869888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17">
                <text:p>0.617</text:p>
              </table:table-cell>
              <table:table-cell office:value-type="float" office:value="0.221">
                <text:p>0.221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385654784">
                <text:p>0.385654784</text:p>
              </table:table-cell>
              <table:table-cell office:value-type="float" office:value="0.943418264389038">
                <text:p>0.9434182643890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4">
                <text:p>0.644</text:p>
              </table:table-cell>
              <table:table-cell office:value-type="float" office:value="0.217">
                <text:p>0.217</text:p>
              </table:table-cell>
              <table:table-cell office:value-type="float" office:value="0.961000025272369">
                <text:p>0.961000025272369</text:p>
              </table:table-cell>
              <table:table-cell office:value-type="float" office:value="0.363485184">
                <text:p>0.363485184</text:p>
              </table:table-cell>
              <table:table-cell office:value-type="float" office:value="0.941839873790741">
                <text:p>0.9418398737907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3">
                <text:p>0.643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36302848">
                <text:p>0.36302848</text:p>
              </table:table-cell>
              <table:table-cell office:value-type="float" office:value="0.941650986671448">
                <text:p>0.941650986671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9">
                <text:p>0.639</text:p>
              </table:table-cell>
              <table:table-cell office:value-type="float" office:value="0.221">
                <text:p>0.221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368041984">
                <text:p>0.368041984</text:p>
              </table:table-cell>
              <table:table-cell office:value-type="float" office:value="0.942753314971924">
                <text:p>0.942753314971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8">
                <text:p>0.638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366604288">
                <text:p>0.366604288</text:p>
              </table:table-cell>
              <table:table-cell office:value-type="float" office:value="0.944079756736755">
                <text:p>0.944079756736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3">
                <text:p>0.623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351514624">
                <text:p>0.351514624</text:p>
              </table:table-cell>
              <table:table-cell office:value-type="float" office:value="0.944794058799744">
                <text:p>0.944794058799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1">
                <text:p>0.641</text:p>
              </table:table-cell>
              <table:table-cell office:value-type="float" office:value="0.222">
                <text:p>0.222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353163264">
                <text:p>0.353163264</text:p>
              </table:table-cell>
              <table:table-cell office:value-type="float" office:value="0.94303172826767">
                <text:p>0.943031728267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41">
                <text:p>0.641</text:p>
              </table:table-cell>
              <table:table-cell office:value-type="float" office:value="0.232">
                <text:p>0.232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379959296">
                <text:p>0.379959296</text:p>
              </table:table-cell>
              <table:table-cell office:value-type="float" office:value="0.942405939102173">
                <text:p>0.9424059391021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">
                <text:p>0.64</text:p>
              </table:table-cell>
              <table:table-cell office:value-type="float" office:value="0.227">
                <text:p>0.227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431650816">
                <text:p>0.431650816</text:p>
              </table:table-cell>
              <table:table-cell office:value-type="float" office:value="0.942738175392151">
                <text:p>0.942738175392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28">
                <text:p>0.628</text:p>
              </table:table-cell>
              <table:table-cell office:value-type="float" office:value="0.229">
                <text:p>0.229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4646912">
                <text:p>0.4646912</text:p>
              </table:table-cell>
              <table:table-cell office:value-type="float" office:value="0.943261206150055">
                <text:p>0.943261206150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9">
                <text:p>0.609</text:p>
              </table:table-cell>
              <table:table-cell office:value-type="float" office:value="0.226">
                <text:p>0.226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509239296">
                <text:p>0.509239296</text:p>
              </table:table-cell>
              <table:table-cell office:value-type="float" office:value="0.943787634372711">
                <text:p>0.943787634372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9">
                <text:p>0.629</text:p>
              </table:table-cell>
              <table:table-cell office:value-type="float" office:value="0.225">
                <text:p>0.225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537714688">
                <text:p>0.537714688</text:p>
              </table:table-cell>
              <table:table-cell office:value-type="float" office:value="0.943939328193665">
                <text:p>0.943939328193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578cm" svg:y="3.782cm" style:legend-expansion="high" chart:style-name="ch2"/>
        <chart:plot-area chart:style-name="ch3" table:cell-range-address="Sheet2.F1:Sheet2.H39" chart:data-source-has-labels="row" svg:x="0.32cm" svg:y="0.18cm" svg:width="12.938cm" svg:height="8.64cm">
          <chartooo:coordinate-region svg:x="1.497cm" svg:y="0.353cm" svg:width="11.761cm" svg:height="7.7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2:Sheet2.H39" chart:label-cell-address="Sheet2.H1:Sheet2.H1" chart:class="chart:area">
            <chart:data-point chart:repeated="38"/>
          </chart:series>
          <chart:series chart:style-name="ch7" chart:values-cell-range-address="Sheet2.G2:Sheet2.G39" chart:label-cell-address="Sheet2.G1:Sheet2.G1" chart:class="chart:area">
            <chart:data-point chart:repeated="38"/>
          </chart:series>
          <chart:series chart:style-name="ch8" chart:values-cell-range-address="Sheet2.F2:Sheet2.F39" chart:label-cell-address="Sheet2.F1:Sheet2.F1" chart:class="chart:area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s</text:p>
                <draw:g>
                  <svg:desc>Sheet2.H1:Sheet2.H1</svg:desc>
                </draw:g>
              </table:table-cell>
              <table:table-cell office:value-type="string">
                <text:p>Failures_0</text:p>
                <draw:g>
                  <svg:desc>Sheet2.G1:Sheet2.G1</svg:desc>
                </draw:g>
              </table:table-cell>
              <table:table-cell office:value-type="string">
                <text:p>successes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  <draw:g>
                  <svg:desc>Sheet2.H2:Sheet2.H39</svg:desc>
                </draw:g>
              </table:table-cell>
              <table:table-cell office:value-type="float" office:value="0">
                <text:p>0</text:p>
                <draw:g>
                  <svg:desc>Sheet2.G2:Sheet2.G39</svg:desc>
                </draw:g>
              </table:table-cell>
              <table:table-cell office:value-type="float" office:value="39">
                <text:p>39</text:p>
                <draw:g>
                  <svg:desc>Sheet2.F2:Sheet2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9082">
                <text:p>9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0670">
                <text:p>106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2244">
                <text:p>12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4118">
                <text:p>14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6097">
                <text:p>160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8085">
                <text:p>18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20071">
                <text:p>20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2087">
                <text:p>22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">
                <text:p>149</text:p>
              </table:table-cell>
              <table:table-cell office:value-type="float" office:value="3">
                <text:p>3</text:p>
              </table:table-cell>
              <table:table-cell office:value-type="float" office:value="26067">
                <text:p>260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28076">
                <text:p>28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2">
                <text:p>212</text:p>
              </table:table-cell>
              <table:table-cell office:value-type="float" office:value="53">
                <text:p>53</text:p>
              </table:table-cell>
              <table:table-cell office:value-type="float" office:value="30068">
                <text:p>30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0">
                <text:p>280</text:p>
              </table:table-cell>
              <table:table-cell office:value-type="float" office:value="111">
                <text:p>111</text:p>
              </table:table-cell>
              <table:table-cell office:value-type="float" office:value="32070">
                <text:p>320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1">
                <text:p>351</text:p>
              </table:table-cell>
              <table:table-cell office:value-type="float" office:value="172">
                <text:p>172</text:p>
              </table:table-cell>
              <table:table-cell office:value-type="float" office:value="34063">
                <text:p>340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0">
                <text:p>470</text:p>
              </table:table-cell>
              <table:table-cell office:value-type="float" office:value="287">
                <text:p>287</text:p>
              </table:table-cell>
              <table:table-cell office:value-type="float" office:value="36047">
                <text:p>360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7">
                <text:p>577</text:p>
              </table:table-cell>
              <table:table-cell office:value-type="float" office:value="387">
                <text:p>387</text:p>
              </table:table-cell>
              <table:table-cell office:value-type="float" office:value="38047">
                <text:p>38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7">
                <text:p>687</text:p>
              </table:table-cell>
              <table:table-cell office:value-type="float" office:value="493">
                <text:p>493</text:p>
              </table:table-cell>
              <table:table-cell office:value-type="float" office:value="40053">
                <text:p>40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2">
                <text:p>912</text:p>
              </table:table-cell>
              <table:table-cell office:value-type="float" office:value="707">
                <text:p>707</text:p>
              </table:table-cell>
              <table:table-cell office:value-type="float" office:value="42037">
                <text:p>42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1">
                <text:p>1021</text:p>
              </table:table-cell>
              <table:table-cell office:value-type="float" office:value="812">
                <text:p>812</text:p>
              </table:table-cell>
              <table:table-cell office:value-type="float" office:value="44064">
                <text:p>440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1">
                <text:p>1241</text:p>
              </table:table-cell>
              <table:table-cell office:value-type="float" office:value="1024">
                <text:p>1024</text:p>
              </table:table-cell>
              <table:table-cell office:value-type="float" office:value="46054">
                <text:p>46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9">
                <text:p>1469</text:p>
              </table:table-cell>
              <table:table-cell office:value-type="float" office:value="1241">
                <text:p>1241</text:p>
              </table:table-cell>
              <table:table-cell office:value-type="float" office:value="48060">
                <text:p>480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